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6.6979in" fo:margin-left="0in" table:align="left"/>
    </style:style>
    <style:style style:name="TableofdifferentbetweenGDBdebugnormalprogramandKGTP.A" style:family="table-column">
      <style:table-column-properties style:column-width="1.5938in"/>
    </style:style>
    <style:style style:name="TableofdifferentbetweenGDBdebugnormalprogramandKGTP.B" style:family="table-column">
      <style:table-column-properties style:column-width="2.8681in"/>
    </style:style>
    <style:style style:name="TableofdifferentbetweenGDBdebugnormalprogramandKGTP.C" style:family="table-column">
      <style:table-column-properties style:column-width="2.2361in"/>
    </style:style>
    <style:style style:name="TableofdifferentbetweenGDBdebugnormalprogramandKGTP.A1" style:family="table-cell">
      <style:table-cell-properties fo:padding="0.0382in" fo:border-left="0.05pt solid #000000" fo:border-right="none" fo:border-top="0.05pt solid #000000" fo:border-bottom="0.05pt solid #000000"/>
    </style:style>
    <style:style style:name="TableofdifferentbetweenGDBdebugnormalprogramandKGTP.C1" style:family="table-cell">
      <style:table-cell-properties fo:padding="0.0382in" fo:border="0.05pt solid #000000"/>
    </style:style>
    <style:style style:name="TableofdifferentbetweenGDBdebugnormalprogramandKGTP.A2" style:family="table-cell">
      <style:table-cell-properties fo:padding="0.0382in" fo:border-left="0.05pt solid #000000" fo:border-right="none" fo:border-top="none" fo:border-bottom="0.05pt solid #000000"/>
    </style:style>
    <style:style style:name="TableofdifferentbetweenGDBdebugnormalprogramandKGTP.C2" style:family="table-cell">
      <style:table-cell-properties fo:padding="0.0382in" fo:border-left="0.05pt solid #000000" fo:border-right="0.05pt solid #000000" fo:border-top="none" fo:border-bottom="0.05pt solid #000000"/>
    </style:style>
    <style:style style:name="Tracestatevariablesofwatchtracepoint" style:family="table">
      <style:table-properties style:width="8.2667in" fo:margin-left="-0.7875in" fo:break-before="page" table:align="left"/>
    </style:style>
    <style:style style:name="Tracestatevariablesofwatchtracepoint.A" style:family="table-column">
      <style:table-column-properties style:column-width="1.3125in"/>
    </style:style>
    <style:style style:name="Tracestatevariablesofwatchtracepoint.B" style:family="table-column">
      <style:table-column-properties style:column-width="1.4792in"/>
    </style:style>
    <style:style style:name="Tracestatevariablesofwatchtracepoint.C" style:family="table-column">
      <style:table-column-properties style:column-width="1.0833in"/>
    </style:style>
    <style:style style:name="Tracestatevariablesofwatchtracepoint.D" style:family="table-column">
      <style:table-column-properties style:column-width="0.8542in"/>
    </style:style>
    <style:style style:name="Tracestatevariablesofwatchtracepoint.E" style:family="table-column">
      <style:table-column-properties style:column-width="1.2188in"/>
    </style:style>
    <style:style style:name="Tracestatevariablesofwatchtracepoint.G" style:family="table-column">
      <style:table-column-properties style:column-width="1.1in"/>
    </style:style>
    <style:style style:name="Tracestatevariablesofwatchtracepoint.A1" style:family="table-cell">
      <style:table-cell-properties fo:padding="0.0382in" fo:border-left="0.05pt solid #000000" fo:border-right="none" fo:border-top="0.05pt solid #000000" fo:border-bottom="0.05pt solid #000000"/>
    </style:style>
    <style:style style:name="Tracestatevariablesofwatchtracepoint.G1" style:family="table-cell">
      <style:table-cell-properties fo:padding="0.0382in" fo:border="0.05pt solid #000000"/>
    </style:style>
    <style:style style:name="Tracestatevariablesofwatchtracepoint.A2" style:family="table-cell">
      <style:table-cell-properties fo:padding="0.0382in" fo:border-left="0.05pt solid #000000" fo:border-right="none" fo:border-top="none" fo:border-bottom="0.05pt solid #000000"/>
    </style:style>
    <style:style style:name="Tracestatevariablesofwatchtracepoint.G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paragraph-rsid="001d2376" style:font-weight-asian="bold" style:font-weight-complex="bold"/>
    </style:style>
    <style:style style:name="P8" style:family="paragraph" style:parent-style-name="Text_20_body">
      <style:text-properties style:text-line-through-style="solid" style:text-line-through-type="single" fo:font-size="12pt" style:text-underline-style="none"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arial" fo:font-size="12pt" fo:letter-spacing="normal" fo:font-style="normal" style:font-size-asian="12pt" style:font-size-complex="12pt"/>
    </style:style>
    <style:style style:name="P10" style:family="paragraph" style:parent-style-name="Text_20_body">
      <style:paragraph-properties fo:text-align="start" style:justify-single-word="false"/>
      <style:text-properties fo:font-variant="normal" fo:text-transform="none" fo:color="#000000" style:font-name="arial" fo:font-size="12pt" fo:letter-spacing="normal" fo:font-style="normal" officeooo:paragraph-rsid="000e390c" style:font-size-asian="12pt" style:font-size-complex="12pt"/>
    </style:style>
    <style:style style:name="P11" style:family="paragraph" style:parent-style-name="Text_20_body">
      <style:text-properties officeooo:paragraph-rsid="001d2376"/>
    </style:style>
    <style:style style:name="P12" style:family="paragraph" style:parent-style-name="Text_20_body">
      <style:text-properties fo:font-size="12pt" officeooo:paragraph-rsid="001d2376" style:font-size-asian="12pt" style:font-size-complex="12pt"/>
    </style:style>
    <style:style style:name="P13" style:family="paragraph" style:parent-style-name="Text_20_body">
      <style:text-properties officeooo:rsid="003ac4b7" officeooo:paragraph-rsid="003ac4b7"/>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paragraph-rsid="0016a45b"/>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9pt" fo:font-weight="bold" style:font-size-asian="9pt" style:font-weight-asian="bold" style:font-size-complex="9pt" style:font-weight-complex="bold"/>
    </style:style>
    <style:style style:name="P19" style:family="paragraph" style:parent-style-name="Table_20_Contents">
      <style:text-properties fo:color="#000080" officeooo:paragraph-rsid="001d2376" fo:background-color="transparent"/>
    </style:style>
    <style:style style:name="P20" style:family="paragraph" style:parent-style-name="Table_20_Contents">
      <style:text-properties fo:color="#0000ff" officeooo:paragraph-rsid="001d2376"/>
    </style:style>
    <style:style style:name="P21" style:family="paragraph" style:parent-style-name="Table_20_Contents">
      <style:text-properties officeooo:paragraph-rsid="001d2376" fo:background-color="#0000ff"/>
    </style:style>
    <style:style style:name="P22" style:family="paragraph" style:parent-style-name="Table_20_Contents">
      <style:text-properties officeooo:paragraph-rsid="001d2376"/>
    </style:style>
    <style:style style:name="P23" style:family="paragraph" style:parent-style-name="Heading_20_3">
      <style:paragraph-properties fo:break-before="page"/>
    </style:style>
    <style:style style:name="P24" style:family="paragraph" style:parent-style-name="Heading_20_3">
      <style:paragraph-properties fo:break-before="page"/>
      <style:text-properties officeooo:paragraph-rsid="001d2376"/>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officeooo:paragraph-rsid="001d2376"/>
    </style:style>
    <style:style style:name="P27" style:family="paragraph" style:parent-style-name="Contents_20_Heading">
      <style:paragraph-properties fo:break-before="page"/>
    </style:style>
    <style:style style:name="P28" style:family="paragraph" style:parent-style-name="Quotations">
      <style:paragraph-properties fo:margin-left="0in" fo:margin-right="0.3937in" fo:text-indent="0in" style:auto-text-indent="false"/>
    </style:style>
    <style:style style:name="P29" style:family="paragraph" style:parent-style-name="Quotations">
      <style:paragraph-properties fo:margin-left="0in" fo:margin-right="0.3937in" fo:text-indent="0in" style:auto-text-indent="false"/>
      <style:text-properties officeooo:paragraph-rsid="000d0baf"/>
    </style:style>
    <style:style style:name="P30" style:family="paragraph" style:parent-style-name="Quotations">
      <style:paragraph-properties fo:margin-left="0in" fo:margin-right="0.3937in" fo:text-indent="0in" style:auto-text-indent="false"/>
      <style:text-properties officeooo:paragraph-rsid="001d2376"/>
    </style:style>
    <style:style style:name="P31" style:family="paragraph" style:parent-style-name="Text_20_body">
      <style:paragraph-properties fo:margin-left="0in" fo:margin-right="0.3937in" fo:text-indent="0in" style:auto-text-indent="false"/>
      <style:text-properties officeooo:paragraph-rsid="001d2376"/>
    </style:style>
    <style:style style:name="P32" style:family="paragraph" style:parent-style-name="Text_20_body">
      <style:paragraph-properties fo:margin-top="0.1665in" fo:margin-bottom="0.0835in" style:contextual-spacing="false" fo:text-align="start" style:justify-single-word="false"/>
    </style:style>
    <style:style style:name="P33" style:family="paragraph" style:parent-style-name="Heading_20_2">
      <style:text-properties officeooo:paragraph-rsid="001d2376"/>
    </style:style>
    <style:style style:name="P34" style:family="paragraph" style:parent-style-name="Heading_20_3">
      <style:text-properties fo:font-variant="normal" fo:text-transform="none" fo:color="#000000" style:font-name="DejaVu Serif" fo:letter-spacing="normal" fo:font-style="normal" officeooo:paragraph-rsid="001d2376"/>
    </style:style>
    <style:style style:name="P35" style:family="paragraph" style:parent-style-name="Heading_20_3">
      <style:text-properties officeooo:paragraph-rsid="001d2376"/>
    </style:style>
    <style:style style:name="P36" style:family="paragraph" style:parent-style-name="Quotations">
      <style:text-properties officeooo:paragraph-rsid="000d0baf"/>
    </style:style>
    <style:style style:name="P37" style:family="paragraph" style:parent-style-name="Quotations">
      <style:text-properties fo:color="#0000ff" officeooo:paragraph-rsid="001d2376"/>
    </style:style>
    <style:style style:name="P38" style:family="paragraph" style:parent-style-name="Quotations">
      <style:text-properties officeooo:paragraph-rsid="001d2376"/>
    </style:style>
    <style:style style:name="P39" style:family="paragraph" style:parent-style-name="Contents_20_6">
      <style:paragraph-properties>
        <style:tab-stops>
          <style:tab-stop style:position="5.7102in" style:type="right" style:leader-style="dotted" style:leader-text="."/>
        </style:tab-stops>
      </style:paragraph-properties>
    </style:style>
    <style:style style:name="P40" style:family="paragraph" style:parent-style-name="Contents_20_5">
      <style:paragraph-properties>
        <style:tab-stops>
          <style:tab-stop style:position="5.9071in" style:type="right" style:leader-style="dotted" style:leader-text="."/>
        </style:tab-stops>
      </style:paragraph-properties>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4">
      <style:paragraph-properties>
        <style:tab-stops>
          <style:tab-stop style:position="6.1035in" style:type="right" style:leader-style="dotted" style:leader-text="."/>
        </style:tab-stops>
      </style:paragraph-properties>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Contents_20_3">
      <style:paragraph-properties>
        <style:tab-stops>
          <style:tab-stop style:position="6.3in" style:type="right" style:leader-style="dotted" style:leader-text="."/>
        </style:tab-stops>
      </style:paragraph-properties>
    </style:style>
    <style:style style:name="P45" style:family="paragraph" style:parent-style-name="Text_20_body" style:list-style-name="">
      <style:text-properties fo:font-variant="normal" fo:text-transform="none" fo:color="#000000" style:font-name="arial" fo:letter-spacing="normal" fo:font-style="normal" style:font-name-asian="DejaVu Sans1" style:font-name-complex="Lohit Hindi" style:font-size-complex="36pt"/>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text-properties officeooo:paragraph-rsid="001d2376"/>
    </style:style>
    <style:style style:name="P52" style:family="paragraph" style:parent-style-name="Heading_20_1">
      <style:paragraph-properties fo:text-align="center" style:justify-single-word="false"/>
    </style:style>
    <style:style style:name="P53" style:family="paragraph" style:parent-style-name="Heading_20_1" style:list-style-name="">
      <style:paragraph-properties fo:text-align="start" style:justify-single-word="false"/>
      <style:text-properties fo:font-variant="normal" fo:text-transform="none" fo:color="#000000" style:font-name="arial" fo:font-size="36pt" fo:letter-spacing="normal" fo:font-style="normal" style:font-size-asian="36pt" style:font-size-complex="36pt"/>
    </style:style>
    <style:style style:name="P54" style:family="paragraph" style:parent-style-name="Heading_20_1" style:list-style-name="">
      <style:text-properties fo:font-variant="normal" fo:text-transform="none" fo:color="#000000" style:font-name="arial" fo:letter-spacing="normal" fo:font-style="normal" style:font-name-asian="DejaVu Sans1" style:font-name-complex="Lohit Hindi" style:font-size-complex="36pt"/>
    </style:style>
    <style:style style:name="P55" style:family="paragraph" style:parent-style-name="Heading_20_1">
      <style:paragraph-properties fo:break-before="page"/>
    </style:style>
    <style:style style:name="P56"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57"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58"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officeooo:paragraph-rsid="0027628a" style:font-size-asian="36pt" style:font-size-complex="36pt"/>
    </style:style>
    <style:style style:name="P59"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officeooo:paragraph-rsid="001d2376" style:font-size-asian="36pt" style:font-size-complex="36pt"/>
    </style:style>
    <style:style style:name="P60" style:family="paragraph" style:parent-style-name="Heading_20_1">
      <style:paragraph-properties fo:break-before="page"/>
      <style:text-properties fo:font-variant="normal" fo:text-transform="none" fo:color="#000000" style:font-name="arial" fo:letter-spacing="normal" fo:font-style="normal" style:font-name-asian="DejaVu Sans1" style:font-name-complex="Lohit Hindi" style:font-size-complex="36pt"/>
    </style:style>
    <style:style style:name="P61" style:family="paragraph" style:parent-style-name="Heading_20_1">
      <style:paragraph-properties fo:break-before="page"/>
      <style:text-properties officeooo:paragraph-rsid="001d2376"/>
    </style:style>
    <style:style style:name="P62" style:family="paragraph" style:parent-style-name="Heading_20_1" style:list-style-name="">
      <style:paragraph-properties fo:margin-top="0.1665in" fo:margin-bottom="0.0835in" style:contextual-spacing="false" fo:text-align="start" style:justify-single-word="false" fo:break-before="page" fo:keep-with-next="always"/>
      <style:text-properties fo:font-variant="normal" fo:text-transform="none" fo:color="#000000" style:font-name="arial" fo:letter-spacing="normal" fo:font-style="normal" officeooo:rsid="0011325c" officeooo:paragraph-rsid="0011325c" style:font-name-asian="DejaVu Sans1" style:font-name-complex="Lohit Hindi" style:font-size-complex="36pt"/>
    </style:style>
    <style:style style:name="P63" style:family="paragraph" style:parent-style-name="Heading_20_6">
      <style:text-properties officeooo:paragraph-rsid="001d2376"/>
    </style:style>
    <style:style style:name="P64" style:family="paragraph" style:parent-style-name="Heading_20_4">
      <style:text-properties officeooo:paragraph-rsid="001d2376"/>
    </style:style>
    <style:style style:name="P65" style:family="paragraph" style:parent-style-name="Heading_20_4">
      <style:paragraph-properties fo:break-before="page"/>
    </style:style>
    <style:style style:name="P66" style:family="paragraph" style:parent-style-name="Heading_20_4">
      <style:paragraph-properties fo:break-before="page"/>
      <style:text-properties officeooo:paragraph-rsid="001d2376"/>
    </style:style>
    <style:style style:name="P67" style:family="paragraph" style:parent-style-name="Heading_20_5">
      <style:text-properties officeooo:paragraph-rsid="001d2376"/>
    </style:style>
    <style:style style:name="P68" style:family="paragraph" style:parent-style-name="Quotations" style:list-style-name="">
      <style:paragraph-properties fo:margin-left="0in" fo:margin-right="0.3937in" fo:text-indent="0in" style:auto-text-indent="false"/>
      <style:text-properties officeooo:rsid="0015ba61"/>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db88c"/>
    </style:style>
    <style:style style:name="T6" style:family="text">
      <style:text-properties officeooo:rsid="000e390c"/>
    </style:style>
    <style:style style:name="T7" style:family="text">
      <style:text-properties officeooo:rsid="0017d814"/>
    </style:style>
    <style:style style:name="T8" style:family="text">
      <style:text-properties officeooo:rsid="001a7cd1"/>
    </style:style>
    <style:style style:name="T9" style:family="text">
      <style:text-properties officeooo:rsid="001b94f5"/>
    </style:style>
    <style:style style:name="T10" style:family="text">
      <style:text-properties officeooo:rsid="001ccedc"/>
    </style:style>
    <style:style style:name="T11" style:family="text">
      <style:text-properties officeooo:rsid="003d3359"/>
    </style:style>
    <style:style style:name="T12" style:family="text">
      <style:text-properties officeooo:rsid="00447bd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4-0<text:span text:style-name="T5">5</text:span>-0<text:span text:style-name="T12">9</text:span></text:p>
      <text:p text:style-name="P4"/>
      <text:p text:style-name="P4"/>
      <text:table-of-content text:style-name="Sect1" text:protected="true" text:name="内容目录1">
        <text:table-of-content-source text:outline-level="10">
          <text:index-title-template text:style-name="Contents_20_Heading">TO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内容目录1_Head">
            <text:p text:style-name="P27">TOC</text:p>
          </text:index-title>
          <text:p text:style-name="P41"><text:a xlink:type="simple" xlink:href="#__RefHeading__10569_680043226" text:style-name="Index_20_Link" text:visited-style-name="Index_20_Link">About this document<text:tab/>6</text:a></text:p>
          <text:p text:style-name="P41"><text:a xlink:type="simple" xlink:href="#__RefHeading__10571_680043226" text:style-name="Index_20_Link" text:visited-style-name="Index_20_Link">What is KGTP<text:tab/>7</text:a></text:p>
          <text:p text:style-name="P41"><text:a xlink:type="simple" xlink:href="#__RefHeading__11364_1305468286" text:style-name="Index_20_Link" text:visited-style-name="Index_20_Link">Quick config and start KGTP<text:tab/>8</text:a></text:p>
          <text:p text:style-name="P41"><text:a xlink:type="simple" xlink:href="#__RefHeading__11582_1935127565" text:style-name="Index_20_Link" text:visited-style-name="Index_20_Link">Get help or report issues<text:tab/>10</text:a></text:p>
          <text:p text:style-name="P41"><text:a xlink:type="simple" xlink:href="#__RefHeading__621_1585187435" text:style-name="Index_20_Link" text:visited-style-name="Index_20_Link">Table of different between GDB debug normal program and KGTP<text:tab/>11</text:a></text:p>
          <text:p text:style-name="P41"><text:a xlink:type="simple" xlink:href="#__RefHeading__4834_1369842245" text:style-name="Index_20_Link" text:visited-style-name="Index_20_Link">Howto use GDB control KGTP trace and debug Linux kernel<text:tab/>14</text:a></text:p>
          <text:p text:style-name="P43"><text:a xlink:type="simple" xlink:href="#__RefHeading__4836_1369842245" text:style-name="Index_20_Link" text:visited-style-name="Index_20_Link">Direct access the current value in normal mode<text:tab/>14</text:a></text:p>
          <text:p text:style-name="P44"><text:a xlink:type="simple" xlink:href="#__RefHeading__4457_907387813" text:style-name="Index_20_Link" text:visited-style-name="Index_20_Link">The memory of Linux kernel<text:tab/>14</text:a></text:p>
          <text:p text:style-name="P44"><text:a xlink:type="simple" xlink:href="#__RefHeading__4461_907387813" text:style-name="Index_20_Link" text:visited-style-name="Index_20_Link">the trace state variables<text:tab/>16</text:a></text:p>
          <text:p text:style-name="P43"><text:a xlink:type="simple" xlink:href="#__RefHeading__4463_907387813" text:style-name="Index_20_Link" text:visited-style-name="Index_20_Link">GDB tracepoint<text:tab/>17</text:a></text:p>
          <text:p text:style-name="P44"><text:a xlink:type="simple" xlink:href="#__RefHeading__4723_907387813" text:style-name="Index_20_Link" text:visited-style-name="Index_20_Link">set tracepoint<text:tab/>18</text:a></text:p>
          <text:p text:style-name="P42"><text:a xlink:type="simple" xlink:href="#__RefHeading__4725_907387813" text:style-name="Index_20_Link" text:visited-style-name="Index_20_Link">Howto handle the function is there but set tracepoint on it got fail<text:tab/>19</text:a></text:p>
          <text:p text:style-name="P44"><text:a xlink:type="simple" xlink:href="#__RefHeading__4727_907387813" text:style-name="Index_20_Link" text:visited-style-name="Index_20_Link">How to set tracepoint condition<text:tab/>20</text:a></text:p>
          <text:p text:style-name="P42"><text:a xlink:type="simple" xlink:href="#__RefHeading__4729_907387813" text:style-name="Index_20_Link" text:visited-style-name="Index_20_Link">How to handle error "Unsupported operator (null) (52) in expression."<text:tab/>21</text:a></text:p>
          <text:p text:style-name="P44"><text:a xlink:type="simple" xlink:href="#__RefHeading__4731_907387813" text:style-name="Index_20_Link" text:visited-style-name="Index_20_Link">actions [num]<text:tab/>22</text:a></text:p>
          <text:p text:style-name="P42"><text:a xlink:type="simple" xlink:href="#__RefHeading__4733_907387813" text:style-name="Index_20_Link" text:visited-style-name="Index_20_Link">collect expr1, expr2, ...<text:tab/>23</text:a></text:p>
          <text:p text:style-name="P42"><text:a xlink:type="simple" xlink:href="#__RefHeading__5112_907387813" text:style-name="Index_20_Link" text:visited-style-name="Index_20_Link">teval expr1, expr2, ...<text:tab/>24</text:a></text:p>
          <text:p text:style-name="P42"><text:a xlink:type="simple" xlink:href="#__RefHeading__5114_907387813" text:style-name="Index_20_Link" text:visited-style-name="Index_20_Link">while-stepping n<text:tab/>25</text:a></text:p>
          <text:p text:style-name="P44"><text:a xlink:type="simple" xlink:href="#__RefHeading__5116_907387813" text:style-name="Index_20_Link" text:visited-style-name="Index_20_Link">Start and stop the tracepoint<text:tab/>26</text:a></text:p>
          <text:p text:style-name="P44"><text:a xlink:type="simple" xlink:href="#__RefHeading__5118_907387813" text:style-name="Index_20_Link" text:visited-style-name="Index_20_Link">Enable and disable the tracepoint<text:tab/>27</text:a></text:p>
          <text:p text:style-name="P44"><text:a xlink:type="simple" xlink:href="#__RefHeading__5120_907387813" text:style-name="Index_20_Link" text:visited-style-name="Index_20_Link">Use tfind select the entry inside the trace frame info<text:tab/>28</text:a></text:p>
          <text:p text:style-name="P42"><text:a xlink:type="simple" xlink:href="#__RefHeading__5122_907387813" text:style-name="Index_20_Link" text:visited-style-name="Index_20_Link">How to handle error "No such file or directory."<text:tab/>29</text:a></text:p>
          <text:p text:style-name="P44"><text:a xlink:type="simple" xlink:href="#__RefHeading__5124_907387813" text:style-name="Index_20_Link" text:visited-style-name="Index_20_Link">Save the trace frame info to a file<text:tab/>30</text:a></text:p>
          <text:p text:style-name="P44"><text:a xlink:type="simple" xlink:href="#__RefHeading__5126_907387813" text:style-name="Index_20_Link" text:visited-style-name="Index_20_Link">Show and save the tracepoint<text:tab/>31</text:a></text:p>
          <text:p text:style-name="P44"><text:a xlink:type="simple" xlink:href="#__RefHeading__5128_907387813" text:style-name="Index_20_Link" text:visited-style-name="Index_20_Link">Delete tracepoint<text:tab/>32</text:a></text:p>
          <text:p text:style-name="P44"><text:a xlink:type="simple" xlink:href="#__RefHeading__5130_907387813" text:style-name="Index_20_Link" text:visited-style-name="Index_20_Link">Use tracepoint get register info from a point of kernel<text:tab/>33</text:a></text:p>
          <text:p text:style-name="P44"><text:a xlink:type="simple" xlink:href="#__RefHeading__5919_907387813" text:style-name="Index_20_Link" text:visited-style-name="Index_20_Link">Use tracepoint get the value of variable from a point of kernel<text:tab/>35</text:a></text:p>
          <text:p text:style-name="P44"><text:a xlink:type="simple" xlink:href="#__RefHeading__5921_907387813" text:style-name="Index_20_Link" text:visited-style-name="Index_20_Link">Show all the traced data of current frame<text:tab/>36</text:a></text:p>
          <text:p text:style-name="P44"><text:a xlink:type="simple" xlink:href="#__RefHeading__5923_907387813" text:style-name="Index_20_Link" text:visited-style-name="Index_20_Link">Get status of tracepoint<text:tab/>37</text:a></text:p>
          <text:p text:style-name="P44"><text:a xlink:type="simple" xlink:href="#__RefHeading__5925_907387813" text:style-name="Index_20_Link" text:visited-style-name="Index_20_Link">Set the trace buffer into a circular buffer<text:tab/>38</text:a></text:p>
          <text:p text:style-name="P44"><text:a xlink:type="simple" xlink:href="#__RefHeading__5927_907387813" text:style-name="Index_20_Link" text:visited-style-name="Index_20_Link">Do not stop tracepoint when the GDB disconnects<text:tab/>39</text:a></text:p>
          <text:p text:style-name="P44"><text:a xlink:type="simple" xlink:href="#__RefHeading__5929_907387813" text:style-name="Index_20_Link" text:visited-style-name="Index_20_Link">kprobes-optimization and the execution speed of tracepoint<text:tab/>39</text:a></text:p>
          <text:p text:style-name="P43"><text:a xlink:type="simple" xlink:href="#__RefHeading__5931_907387813" text:style-name="Index_20_Link" text:visited-style-name="Index_20_Link">How to use trace state variables<text:tab/>40</text:a></text:p>
          <text:p text:style-name="P44"><text:a xlink:type="simple" xlink:href="#__RefHeading__5933_907387813" text:style-name="Index_20_Link" text:visited-style-name="Index_20_Link">Simple trace state variables<text:tab/>41</text:a></text:p>
          <text:p text:style-name="P44"><text:a xlink:type="simple" xlink:href="#__RefHeading__5935_907387813" text:style-name="Index_20_Link" text:visited-style-name="Index_20_Link">Per_cpu trace state variables<text:tab/>43</text:a></text:p>
          <text:p text:style-name="P42"><text:a xlink:type="simple" xlink:href="#__RefHeading__5937_907387813" text:style-name="Index_20_Link" text:visited-style-name="Index_20_Link">How to define<text:tab/>44</text:a></text:p>
          <text:p text:style-name="P40"><text:a xlink:type="simple" xlink:href="#__RefHeading__5939_907387813" text:style-name="Index_20_Link" text:visited-style-name="Index_20_Link">Local CPU variables<text:tab/>44</text:a></text:p>
          <text:p text:style-name="P40"><text:a xlink:type="simple" xlink:href="#__RefHeading__5941_907387813" text:style-name="Index_20_Link" text:visited-style-name="Index_20_Link">CPU id variables<text:tab/>44</text:a></text:p>
          <text:p text:style-name="P42"><text:a xlink:type="simple" xlink:href="#__RefHeading__5943_907387813" text:style-name="Index_20_Link" text:visited-style-name="Index_20_Link">Example 1<text:tab/>45</text:a></text:p>
          <text:p text:style-name="P42"><text:a xlink:type="simple" xlink:href="#__RefHeading__5945_907387813" text:style-name="Index_20_Link" text:visited-style-name="Index_20_Link">Example 2<text:tab/>46</text:a></text:p>
          <text:p text:style-name="P44"><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text:tab/>47</text:a></text:p>
          <text:p text:style-name="P44"><text:a xlink:type="simple" xlink:href="#__RefHeading__7575_907387813" text:style-name="Index_20_Link" text:visited-style-name="Index_20_Link">Special trace state variable $self_trace<text:tab/>50</text:a></text:p>
          <text:p text:style-name="P44"><text:soft-page-break/><text:a xlink:type="simple" xlink:href="#__RefHeading__7577_907387813" text:style-name="Index_20_Link" text:visited-style-name="Index_20_Link">Trace the function return with $kret<text:tab/>51</text:a></text:p>
          <text:p text:style-name="P44"><text:a xlink:type="simple" xlink:href="#__RefHeading__7579_907387813" text:style-name="Index_20_Link" text:visited-style-name="Index_20_Link">Use $ignore_error and $last_errno to ignore the error of tstart<text:tab/>52</text:a></text:p>
          <text:p text:style-name="P44"><text:a xlink:type="simple" xlink:href="#__RefHeading__7581_907387813" text:style-name="Index_20_Link" text:visited-style-name="Index_20_Link">Use $cooked_clock and $cooked_rdtsc the time without KGTP used<text:tab/>53</text:a></text:p>
          <text:p text:style-name="P44"><text:a xlink:type="simple" xlink:href="#__RefHeading__7583_907387813" text:style-name="Index_20_Link" text:visited-style-name="Index_20_Link">Use $xtime_sec and $xtime_nsec get the timespec<text:tab/>54</text:a></text:p>
          <text:p text:style-name="P43"><text:a xlink:type="simple" xlink:href="#__RefHeading__7585_907387813" text:style-name="Index_20_Link" text:visited-style-name="Index_20_Link">Howto backtrace (stack dump)<text:tab/>55</text:a></text:p>
          <text:p text:style-name="P44"><text:a xlink:type="simple" xlink:href="#__RefHeading__7587_907387813" text:style-name="Index_20_Link" text:visited-style-name="Index_20_Link">Collect stack with $bt and use GDB command "backtrace"<text:tab/>56</text:a></text:p>
          <text:p text:style-name="P44"><text:a xlink:type="simple" xlink:href="#__RefHeading__7589_907387813" text:style-name="Index_20_Link" text:visited-style-name="Index_20_Link">Collect stack of current function's caller with $_ret<text:tab/>59</text:a></text:p>
          <text:p text:style-name="P44"><text:a xlink:type="simple" xlink:href="#__RefHeading__7591_907387813" text:style-name="Index_20_Link" text:visited-style-name="Index_20_Link">Use $dump_stack to output stack dump through printk<text:tab/>61</text:a></text:p>
          <text:p text:style-name="P43"><text:a xlink:type="simple" xlink:href="#__RefHeading__7593_907387813" text:style-name="Index_20_Link" text:visited-style-name="Index_20_Link">Howto let tracepoint output value directly<text:tab/>63</text:a></text:p>
          <text:p text:style-name="P44"><text:a xlink:type="simple" xlink:href="#__RefHeading__7595_907387813" text:style-name="Index_20_Link" text:visited-style-name="Index_20_Link">Switch collect to output the value directly<text:tab/>63</text:a></text:p>
          <text:p text:style-name="P43"><text:a xlink:type="simple" xlink:href="#__RefHeading__7597_907387813" text:style-name="Index_20_Link" text:visited-style-name="Index_20_Link">Howto use watch tracepoint control hardware breakpoints to record memory access<text:tab/>65</text:a></text:p>
          <text:p text:style-name="P44"><text:a xlink:type="simple" xlink:href="#__RefHeading__7599_907387813" text:style-name="Index_20_Link" text:visited-style-name="Index_20_Link">Trace state variables of watch tracepoint<text:tab/>65</text:a></text:p>
          <text:p text:style-name="P44"><text:a xlink:type="simple" xlink:href="#__RefHeading__7601_907387813" text:style-name="Index_20_Link" text:visited-style-name="Index_20_Link">Static watch tracepoint<text:tab/>68</text:a></text:p>
          <text:p text:style-name="P44"><text:a xlink:type="simple" xlink:href="#__RefHeading__7603_907387813" text:style-name="Index_20_Link" text:visited-style-name="Index_20_Link">Dynamic watch tracepoint<text:tab/>69</text:a></text:p>
          <text:p text:style-name="P43"><text:a xlink:type="simple" xlink:href="#__RefHeading__7605_907387813" text:style-name="Index_20_Link" text:visited-style-name="Index_20_Link">Use while-stepping let Linux kernel do single step<text:tab/>70</text:a></text:p>
          <text:p text:style-name="P44"><text:a xlink:type="simple" xlink:href="#__RefHeading__9329_907387813" text:style-name="Index_20_Link" text:visited-style-name="Index_20_Link">Howto use while-stepping<text:tab/>70</text:a></text:p>
          <text:p text:style-name="P44"><text:a xlink:type="simple" xlink:href="#__RefHeading__9331_907387813" text:style-name="Index_20_Link" text:visited-style-name="Index_20_Link">Read the traceframe of while-stepping<text:tab/>71</text:a></text:p>
          <text:p text:style-name="P43"><text:a xlink:type="simple" xlink:href="#__RefHeading__9333_907387813" text:style-name="Index_20_Link" text:visited-style-name="Index_20_Link">Howto show a variable whose value has been optimized away<text:tab/>73</text:a></text:p>
          <text:p text:style-name="P44"><text:a xlink:type="simple" xlink:href="#__RefHeading__9335_907387813" text:style-name="Index_20_Link" text:visited-style-name="Index_20_Link">Update your GCC<text:tab/>73</text:a></text:p>
          <text:p text:style-name="P44"><text:a xlink:type="simple" xlink:href="#__RefHeading__9337_907387813" text:style-name="Index_20_Link" text:visited-style-name="Index_20_Link">Get the way that access the variable that has been out through parse ASM code<text:tab/>74</text:a></text:p>
          <text:p text:style-name="P43"><text:a xlink:type="simple" xlink:href="#__RefHeading__9339_907387813" text:style-name="Index_20_Link" text:visited-style-name="Index_20_Link">How to get the function pointer point to<text:tab/>77</text:a></text:p>
          <text:p text:style-name="P44"><text:a xlink:type="simple" xlink:href="#__RefHeading__9341_907387813" text:style-name="Index_20_Link" text:visited-style-name="Index_20_Link">If the debug info of the function pointer is not optimized out<text:tab/>77</text:a></text:p>
          <text:p text:style-name="P44"><text:a xlink:type="simple" xlink:href="#__RefHeading__9343_907387813" text:style-name="Index_20_Link" text:visited-style-name="Index_20_Link">If the debug info of the function pointer is optimized out<text:tab/>78</text:a></text:p>
          <text:p text:style-name="P43"><text:a xlink:type="simple" xlink:href="#__RefHeading__9345_907387813" text:style-name="Index_20_Link" text:visited-style-name="Index_20_Link">/sys/kernel/debug/gtpframe and offline debug<text:tab/>79</text:a></text:p>
          <text:p text:style-name="P43"><text:a xlink:type="simple" xlink:href="#__RefHeading__9347_907387813" text:style-name="Index_20_Link" text:visited-style-name="Index_20_Link">How to use /sys/kernel/debug/gtpframe_pipe<text:tab/>81</text:a></text:p>
          <text:p text:style-name="P44"><text:a xlink:type="simple" xlink:href="#__RefHeading__9349_907387813" text:style-name="Index_20_Link" text:visited-style-name="Index_20_Link">Get the frame info with GDB<text:tab/>82</text:a></text:p>
          <text:p text:style-name="P44"><text:a xlink:type="simple" xlink:href="#__RefHeading__9351_907387813" text:style-name="Index_20_Link" text:visited-style-name="Index_20_Link">Get the frame info with cat<text:tab/>83</text:a></text:p>
          <text:p text:style-name="P44"><text:a xlink:type="simple" xlink:href="#__RefHeading__9353_907387813" text:style-name="Index_20_Link" text:visited-style-name="Index_20_Link">Get the frame info with getframe<text:tab/>84</text:a></text:p>
          <text:p text:style-name="P44"><text:a xlink:type="simple" xlink:href="#__RefHeading__9355_907387813" text:style-name="Index_20_Link" text:visited-style-name="Index_20_Link">Use $pipe_trace<text:tab/>85</text:a></text:p>
          <text:p text:style-name="P43"><text:a xlink:type="simple" xlink:href="#__RefHeading__9357_907387813" text:style-name="Index_20_Link" text:visited-style-name="Index_20_Link">Use KGTP with user applications<text:tab/>86</text:a></text:p>
          <text:p text:style-name="P44"><text:a xlink:type="simple" xlink:href="#__RefHeading__5676_1661268449" text:style-name="Index_20_Link" text:visited-style-name="Index_20_Link">Let GDB connect KGTP for user applications<text:tab/>86</text:a></text:p>
          <text:p text:style-name="P44"><text:a xlink:type="simple" xlink:href="#__RefHeading__5678_1661268449" text:style-name="Index_20_Link" text:visited-style-name="Index_20_Link">Read memory of user applications directly<text:tab/>87</text:a></text:p>
          <text:p text:style-name="P44"><text:a xlink:type="simple" xlink:href="#__RefHeading__5680_1661268449" text:style-name="Index_20_Link" text:visited-style-name="Index_20_Link">Trace user applications<text:tab/>88</text:a></text:p>
          <text:p text:style-name="P44"><text:a xlink:type="simple" xlink:href="#__RefHeading__9361_907387813" text:style-name="Index_20_Link" text:visited-style-name="Index_20_Link">collect stack (for backtrace) of system from Linux kernel to user applications in tracepoint<text:tab/>90</text:a></text:p>
          <text:p text:style-name="P44"><text:a xlink:type="simple" xlink:href="#__RefHeading__9363_907387813" text:style-name="Index_20_Link" text:visited-style-name="Index_20_Link">How to use add-ons/hotcode.py<text:tab/>93</text:a></text:p>
          <text:p text:style-name="P43"><text:a xlink:type="simple" xlink:href="#__RefHeading__9365_907387813" text:style-name="Index_20_Link" text:visited-style-name="Index_20_Link">How to add plugin in C<text:tab/>94</text:a></text:p>
          <text:p text:style-name="P44"><text:a xlink:type="simple" xlink:href="#__RefHeading__9367_907387813" text:style-name="Index_20_Link" text:visited-style-name="Index_20_Link">API<text:tab/>94</text:a></text:p>
          <text:p text:style-name="P44"><text:a xlink:type="simple" xlink:href="#__RefHeading__9369_907387813" text:style-name="Index_20_Link" text:visited-style-name="Index_20_Link">Example<text:tab/>96</text:a></text:p>
          <text:p text:style-name="P44"><text:a xlink:type="simple" xlink:href="#__RefHeading__9371_907387813" text:style-name="Index_20_Link" text:visited-style-name="Index_20_Link">How to use<text:tab/>97</text:a></text:p>
          <text:p text:style-name="P43"><text:a xlink:type="simple" xlink:href="#__RefHeading__9373_907387813" text:style-name="Index_20_Link" text:visited-style-name="Index_20_Link">How to use performance counters<text:tab/>98</text:a></text:p>
          <text:p text:style-name="P44"><text:a xlink:type="simple" xlink:href="#__RefHeading__9375_907387813" text:style-name="Index_20_Link" text:visited-style-name="Index_20_Link">Define a perf event trace state variable<text:tab/>99</text:a></text:p>
          <text:p text:style-name="P44"><text:a xlink:type="simple" xlink:href="#__RefHeading__9377_907387813" text:style-name="Index_20_Link" text:visited-style-name="Index_20_Link">Define a per_cpu perf event trace state variable<text:tab/>100</text:a></text:p>
          <text:p text:style-name="P44"><text:a xlink:type="simple" xlink:href="#__RefHeading__9379_907387813" text:style-name="Index_20_Link" text:visited-style-name="Index_20_Link">The perf event type and config<text:tab/>101</text:a></text:p>
          <text:p text:style-name="P44"><text:a xlink:type="simple" xlink:href="#__RefHeading__9381_907387813" text:style-name="Index_20_Link" text:visited-style-name="Index_20_Link">Enable and disable all the perf event in a CPU with $p_pe_en<text:tab/>103</text:a></text:p>
          <text:p text:style-name="P44"><text:a xlink:type="simple" xlink:href="#__RefHeading__9383_907387813" text:style-name="Index_20_Link" text:visited-style-name="Index_20_Link">GDB scripts to help with set and get the perf event trace state variables</text:a><text:soft-page-break/><text:a xlink:type="simple" xlink:href="#__RefHeading__9383_907387813" text:style-name="Index_20_Link" text:visited-style-name="Index_20_Link"><text:tab/>104</text:a></text:p>
          <text:p text:style-name="P41"><text:a xlink:type="simple" xlink:href="#__RefHeading__11428_1305468286" text:style-name="Index_20_Link" text:visited-style-name="Index_20_Link">Appendix A Preparatory work before use KGTP<text:tab/>107</text:a></text:p>
          <text:p text:style-name="P43"><text:a xlink:type="simple" xlink:href="#__RefHeading__625_1585187435" text:style-name="Index_20_Link" text:visited-style-name="Index_20_Link">Linux kernel<text:tab/>107</text:a></text:p>
          <text:p text:style-name="P44"><text:a xlink:type="simple" xlink:href="#__RefHeading__627_1585187435" text:style-name="Index_20_Link" text:visited-style-name="Index_20_Link">If your system use the Linux kernel that is built by yourself<text:tab/>107</text:a></text:p>
          <text:p text:style-name="P44"><text:a xlink:type="simple" xlink:href="#__RefHeading__629_1585187435" text:style-name="Index_20_Link" text:visited-style-name="Index_20_Link">If use with Linux kernel of Android<text:tab/>108</text:a></text:p>
          <text:p text:style-name="P44"><text:a xlink:type="simple" xlink:href="#__RefHeading__631_1585187435" text:style-name="Index_20_Link" text:visited-style-name="Index_20_Link">If your system use the Linux kernel from distribution<text:tab/>109</text:a></text:p>
          <text:p text:style-name="P42"><text:a xlink:type="simple" xlink:href="#__RefHeading__882_1585187435" text:style-name="Index_20_Link" text:visited-style-name="Index_20_Link">Ubuntu<text:tab/>109</text:a></text:p>
          <text:p text:style-name="P40"><text:a xlink:type="simple" xlink:href="#__RefHeading__884_1585187435" text:style-name="Index_20_Link" text:visited-style-name="Index_20_Link">The standard method of install the Linux kernel debug image<text:tab/>109</text:a></text:p>
          <text:p text:style-name="P40"><text:a xlink:type="simple" xlink:href="#__RefHeading__886_1585187435" text:style-name="Index_20_Link" text:visited-style-name="Index_20_Link">The second method of install the Linux kernel debug image<text:tab/>110</text:a></text:p>
          <text:p text:style-name="P40"><text:a xlink:type="simple" xlink:href="#__RefHeading__888_1585187435" text:style-name="Index_20_Link" text:visited-style-name="Index_20_Link">Install the Linux kernel headers<text:tab/>110</text:a></text:p>
          <text:p text:style-name="P40"><text:a xlink:type="simple" xlink:href="#__RefHeading__890_1585187435" text:style-name="Index_20_Link" text:visited-style-name="Index_20_Link">Install the Linux kernel source<text:tab/>110</text:a></text:p>
          <text:p text:style-name="P39"><text:a xlink:type="simple" xlink:href="#__RefHeading__10573_680043226" text:style-name="Index_20_Link" text:visited-style-name="Index_20_Link">New way<text:tab/>110</text:a></text:p>
          <text:p text:style-name="P39"><text:a xlink:type="simple" xlink:href="#__RefHeading__10575_680043226" text:style-name="Index_20_Link" text:visited-style-name="Index_20_Link">Old way<text:tab/>110</text:a></text:p>
          <text:p text:style-name="P42"><text:a xlink:type="simple" xlink:href="#__RefHeading__4078_695897485" text:style-name="Index_20_Link" text:visited-style-name="Index_20_Link">Fedora<text:tab/>111</text:a></text:p>
          <text:p text:style-name="P40"><text:a xlink:type="simple" xlink:href="#__RefHeading__4080_695897485" text:style-name="Index_20_Link" text:visited-style-name="Index_20_Link">Install the Linux kernel debug image<text:tab/>111</text:a></text:p>
          <text:p text:style-name="P40"><text:a xlink:type="simple" xlink:href="#__RefHeading__4082_695897485" text:style-name="Index_20_Link" text:visited-style-name="Index_20_Link">Install the Linux kernel devel package<text:tab/>111</text:a></text:p>
          <text:p text:style-name="P44"><text:a xlink:type="simple" xlink:href="#__RefHeading__4084_695897485" text:style-name="Index_20_Link" text:visited-style-name="Index_20_Link">Make sure current Linux kernel debug image is right<text:tab/>112</text:a></text:p>
          <text:p text:style-name="P42"><text:a xlink:type="simple" xlink:href="#__RefHeading__4086_695897485" text:style-name="Index_20_Link" text:visited-style-name="Index_20_Link">Where is the current Linux kernel debug image<text:tab/>112</text:a></text:p>
          <text:p text:style-name="P42"><text:a xlink:type="simple" xlink:href="#__RefHeading__4088_695897485" text:style-name="Index_20_Link" text:visited-style-name="Index_20_Link">Use /proc/kallsyms<text:tab/>113</text:a></text:p>
          <text:p text:style-name="P42"><text:a xlink:type="simple" xlink:href="#__RefHeading__4090_695897485" text:style-name="Index_20_Link" text:visited-style-name="Index_20_Link">Use linux_banner<text:tab/>114</text:a></text:p>
          <text:p text:style-name="P44"><text:a xlink:type="simple" xlink:href="#__RefHeading__4092_695897485" text:style-name="Index_20_Link" text:visited-style-name="Index_20_Link">Handle the issue that Linux kernel debug image's address info is not same with Linux kernel when it running<text:tab/>115</text:a></text:p>
          <text:p text:style-name="P43"><text:a xlink:type="simple" xlink:href="#__RefHeading__4094_695897485" text:style-name="Index_20_Link" text:visited-style-name="Index_20_Link">Get KGTP<text:tab/>116</text:a></text:p>
          <text:p text:style-name="P44"><text:a xlink:type="simple" xlink:href="#__RefHeading__4096_695897485" text:style-name="Index_20_Link" text:visited-style-name="Index_20_Link">Get KGTP through http<text:tab/>116</text:a></text:p>
          <text:p text:style-name="P44"><text:a xlink:type="simple" xlink:href="#__RefHeading__4098_695897485" text:style-name="Index_20_Link" text:visited-style-name="Index_20_Link">Get KGTP through git<text:tab/>117</text:a></text:p>
          <text:p text:style-name="P44"><text:a xlink:type="simple" xlink:href="#__RefHeading__10684_1267614711" text:style-name="Index_20_Link" text:visited-style-name="Index_20_Link">Mirrors<text:tab/>118</text:a></text:p>
          <text:p text:style-name="P43"><text:a xlink:type="simple" xlink:href="#__RefHeading__4748_695897485" text:style-name="Index_20_Link" text:visited-style-name="Index_20_Link">Config KGTP<text:tab/>119</text:a></text:p>
          <text:p text:style-name="P43"><text:a xlink:type="simple" xlink:href="#__RefHeading__4750_695897485" text:style-name="Index_20_Link" text:visited-style-name="Index_20_Link">Compile KGTP<text:tab/>120</text:a></text:p>
          <text:p text:style-name="P44"><text:a xlink:type="simple" xlink:href="#__RefHeading__4752_695897485" text:style-name="Index_20_Link" text:visited-style-name="Index_20_Link">Normal compile<text:tab/>120</text:a></text:p>
          <text:p text:style-name="P44"><text:a xlink:type="simple" xlink:href="#__RefHeading__4754_695897485" text:style-name="Index_20_Link" text:visited-style-name="Index_20_Link">Compile KGTP with some special config<text:tab/>121</text:a></text:p>
          <text:p text:style-name="P43"><text:a xlink:type="simple" xlink:href="#__RefHeading__4756_695897485" text:style-name="Index_20_Link" text:visited-style-name="Index_20_Link">Install and uninstall KGTP<text:tab/>122</text:a></text:p>
          <text:p text:style-name="P43"><text:a xlink:type="simple" xlink:href="#__RefHeading__4427_1176671169" text:style-name="Index_20_Link" text:visited-style-name="Index_20_Link">Use KGTP with DKMS<text:tab/>123</text:a></text:p>
          <text:p text:style-name="P43"><text:a xlink:type="simple" xlink:href="#__RefHeading__4429_1176671169" text:style-name="Index_20_Link" text:visited-style-name="Index_20_Link">Use KGTP patch for Linux kernel<text:tab/>124</text:a></text:p>
          <text:p text:style-name="P43"><text:a xlink:type="simple" xlink:href="#__RefHeading__4431_1176671169" text:style-name="Index_20_Link" text:visited-style-name="Index_20_Link">Install GDB for KGTP<text:tab/>125</text:a></text:p>
          <text:p text:style-name="P41"><text:a xlink:type="simple" xlink:href="#__RefHeading__4433_1176671169" text:style-name="Index_20_Link" text:visited-style-name="Index_20_Link">Appendix B How to let GDB connect to KGTP<text:tab/>126</text:a></text:p>
          <text:p text:style-name="P43"><text:a xlink:type="simple" xlink:href="#__RefHeading__4435_1176671169" text:style-name="Index_20_Link" text:visited-style-name="Index_20_Link">Normal Linux<text:tab/>126</text:a></text:p>
          <text:p text:style-name="P44"><text:a xlink:type="simple" xlink:href="#__RefHeading__4437_1176671169" text:style-name="Index_20_Link" text:visited-style-name="Index_20_Link">Insmod the KGTP module<text:tab/>126</text:a></text:p>
          <text:p text:style-name="P44"><text:a xlink:type="simple" xlink:href="#__RefHeading__4439_1176671169" text:style-name="Index_20_Link" text:visited-style-name="Index_20_Link">Handle the issue that cannot find "/sys/kernel/debug/gtp"<text:tab/>127</text:a></text:p>
          <text:p text:style-name="P44"><text:a xlink:type="simple" xlink:href="#__RefHeading__4283_1369842245" text:style-name="Index_20_Link" text:visited-style-name="Index_20_Link">Make GDB connect to gtp<text:tab/>128</text:a></text:p>
          <text:p text:style-name="P42"><text:a xlink:type="simple" xlink:href="#__RefHeading__10764_1675807557" text:style-name="Index_20_Link" text:visited-style-name="Index_20_Link">Load Linux kernel debug image to GDB<text:tab/>128</text:a></text:p>
          <text:p text:style-name="P42"><text:a xlink:type="simple" xlink:href="#__RefHeading__4816_1369842245" text:style-name="Index_20_Link" text:visited-style-name="Index_20_Link">GDB on the current machine<text:tab/>129</text:a></text:p>
          <text:p text:style-name="P42"><text:a xlink:type="simple" xlink:href="#__RefHeading__4818_1369842245" text:style-name="Index_20_Link" text:visited-style-name="Index_20_Link">GDB on remote machine<text:tab/>130</text:a></text:p>
          <text:p text:style-name="P43"><text:a xlink:type="simple" xlink:href="#__RefHeading__4820_1369842245" text:style-name="Index_20_Link" text:visited-style-name="Index_20_Link">Android<text:tab/>131</text:a></text:p>
          <text:p text:style-name="P44"><text:a xlink:type="simple" xlink:href="#__RefHeading__4822_1369842245" text:style-name="Index_20_Link" text:visited-style-name="Index_20_Link">Insmod the KGTP module<text:tab/>131</text:a></text:p>
          <text:p text:style-name="P44"><text:a xlink:type="simple" xlink:href="#__RefHeading__4824_1369842245" text:style-name="Index_20_Link" text:visited-style-name="Index_20_Link">Handle the issue that cannot find "/sys/kernel/debug/gtp"<text:tab/>132</text:a></text:p>
          <text:p text:style-name="P44"><text:a xlink:type="simple" xlink:href="#__RefHeading__4826_1369842245" text:style-name="Index_20_Link" text:visited-style-name="Index_20_Link">GDB connect to the KGTP<text:tab/>133</text:a></text:p>
          <text:p text:style-name="P41"><text:a xlink:type="simple" xlink:href="#__RefHeading__4828_1369842245" text:style-name="Index_20_Link" text:visited-style-name="Index_20_Link">Appendix C Add module symbols to GDB<text:tab/>134</text:a></text:p>
          <text:p text:style-name="P43"><text:a xlink:type="simple" xlink:href="#__RefHeading__4830_1369842245" text:style-name="Index_20_Link" text:visited-style-name="Index_20_Link">How to use getmod<text:tab/>134</text:a></text:p>
          <text:p text:style-name="P43"><text:soft-page-break/><text:a xlink:type="simple" xlink:href="#__RefHeading__4832_1369842245" text:style-name="Index_20_Link" text:visited-style-name="Index_20_Link">How to use getmod.py<text:tab/>136</text:a></text:p>
        </text:index-body>
      </text:table-of-content>
      <text:h text:style-name="P53" text:outline-level="1"/>
      <text:h text:style-name="P57" text:outline-level="1"><text:bookmark-start text:name="__RefHeading__10569_680043226"/>About this document<text:bookmark-end text:name="__RefHeading__10569_680043226"/></text:h>
      <text:p text:style-name="P10"><text:a xlink:type="simple" xlink:href="http://teawater.github.io/kgtp/kgtp.html"><text:span text:style-name="T6">http://teawater.github.io/kgtp/kgtp.html</text:span></text:a> is the the last version of this document in HTML format.</text:p>
      <text:p text:style-name="P9"><text:a xlink:type="simple" xlink:href="https://raw.github.com/teawater/kgtp/master/kgtp.pdf">https://raw.github.com/teawater/kgtp/master/kgtp.pdf</text:a> is the the last version of this document in PDF format.</text:p>
      <text:p text:style-name="P9"><text:a xlink:type="simple" xlink:href="https://raw.github.com/teawater/kgtp/release/kgtp.pdf">https://raw.github.com/teawater/kgtp/release/kgtp.pdf</text:a> is the the last release version of this document in PDF format.</text:p>
      <text:h text:style-name="P58" text:outline-level="1"><text:bookmark-start text:name="__RefHeading__10571_680043226"/>What is KGTP<text:bookmark-end text:name="__RefHeading__10571_680043226"/></text:h>
      <text:p text:style-name="P5"><text:span text:style-name="T3">KGTP</text:span> is a comprehensive dynamic tracer for analysing Linux kernel and application (including Android) problems on production systems in real time.</text:p>
      <text:p text:style-name="P5">To use it, you don't need patch or rebuild the Linux kernel. Just build KGTP module and insmod it is OK.</text:p>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text:a xlink:type="simple" xlink:href="#/sys/kernel/debug/gtpframe and offline debug|outline">/sys/kernel/debug/gtpframe and offline debug</text:a>).</text:p>
      <text:p text:style-name="P5"/>
      <text:p text:style-name="P5"><text:a xlink:type="simple" xlink:href="http://www.youtube.com/watch?v=7nfGAbNsEZY">http://www.youtube.com/watch?v=7nfGAbNsEZY</text:a> or <text:a xlink:type="simple" xlink:href="http://www.tudou.com/programs/view/fPu_koiKo38/">http://www.tudou.com/programs/view/fPu_koiKo38/</text:a> is the video that introduced KGTP in <text:span text:style-name="T3">English</text:span>. </text:p>
      <text:p text:style-name="P5"><text:a xlink:type="simple" xlink:href="http://www.infoq.com/cn/presentations/gdb-sharp-knife-kgtp-linux-kernel">http://www.infoq.com/cn/presentations/gdb-sharp-knife-kgtp-linux-kernel</text:a> is the video that introduced KGTP in <text:span text:style-name="T3">Chinese</text:span>.</text:p>
      <text:p text:style-name="P5"/>
      <text:p text:style-name="P5">KGTP supports <text:span text:style-name="T3">X86-32</text:span>, <text:span text:style-name="T3">X86-64</text:span>, <text:span text:style-name="T3">MIPS</text:span> and <text:span text:style-name="T3">ARM</text:span>.</text:p>
      <text:p text:style-name="P5">KGTP supports <text:s/>most versions of Linux kernel (from <text:span text:style-name="T3">2.6.18</text:span> to <text:span text:style-name="T3">upstream</text:span><text:span text:style-name="T4">).</text:span></text:p>
      <text:p text:style-name="P5"/>
      <text:p text:style-name="P5">Please go to <text:a xlink:type="simple" xlink:href="https://github.com/teawater/kgtp/blob/master/UPDATE">UPDATE</text:a> to get more info about KGTP update.</text:p>
      <text:h text:style-name="P62" text:outline-level="1"><text:bookmark-start text:name="__RefHeading__11364_1305468286"/>Quick config and start KGTP<text:bookmark-end text:name="__RefHeading__11364_1305468286"/></text:h>
      <text:p text:style-name="Quotations">#kgtp.py will auto setup and start KGTP and GDB in current machine. </text:p>
      <text:p text:style-name="Quotations">#The first time you use this script needs to wait for a while because there are some packages to download. </text:p>
      <text:p text:style-name="Quotations">wget https://raw.githubusercontent.com/teawater/kgtp/master/kgtp.py </text:p>
      <text:p text:style-name="Quotations">sudo python kgtp.py </text:p>
      <text:p text:style-name="Quotations">#Access memory of Linux kernel. </text:p>
      <text:p text:style-name="Quotations">(gdb) p jiffies_64 </text:p>
      <text:p text:style-name="Quotations">$2 = 5081634360 </text:p>
      <text:p text:style-name="Quotations">#Set tracepoint in function vfs_read to collect its backtrace. </text:p>
      <text:p text:style-name="Quotations">(gdb) trace vfs_read </text:p>
      <text:p text:style-name="Quotations">Tracepoint 1 at 0xffffffff811b8c70: file fs/read_write.c, line 382.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gdb) tfind </text:p>
      <text:p text:style-name="Quotations">Found trace frame 0, tracepoint 1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382 { </text:p>
      <text:p text:style-name="Quotations">(gdb) bt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1 0xffffffff811b9819 in SYSC_read (count=16, </text:p>
      <text:p text:style-name="Quotations"><text:s/>buf=0x7fff0fdd80f0 &lt;Address 0x7fff0fdd80f0 out of bounds&gt;, fd=&lt;optimized out&gt;) </text:p>
      <text:p text:style-name="Quotations"><text:s/>at fs/read_write.c:506</text:p>
      <text:p text:style-name="P13"/>
      <text:p text:style-name="P13">Please read <text:a xlink:type="simple" xlink:href="#5.Appendix A Preparatory work before use KGTP|outline"><text:span text:style-name="T11">Appendix A Preparatory work before use KGTP</text:span></text:a><text:span text:style-name="T11"> and </text:span><text:a xlink:type="simple" xlink:href="#6.Appendix B How to let GDB connect to KGTP|outline"><text:span text:style-name="T11">Appendix B </text:span></text:a><text:soft-page-break/><text:a xlink:type="simple" xlink:href="#6.Appendix B How to let GDB connect to KGTP|outline"><text:span text:style-name="T11">How to let GDB connect to KGTP</text:span></text:a> if you want to use KGTP in remore machine or android.</text:p>
      <text:h text:style-name="P68" text:outline-level="1"/>
      <text:h text:style-name="P45" text:outline-level="1"/>
      <text:h text:style-name="P54" text:outline-level="1"/>
      <text:h text:style-name="P60" text:outline-level="1"><text:bookmark-start text:name="__RefHeading__11582_1935127565"/>Get help or report issues<text:bookmark-end text:name="__RefHeading__11582_1935127565"/></text:h>
      <text:p text:style-name="P32">Please post issues to to <text:a xlink:type="simple" xlink:href="https://github.com/teawater/kgtp/issues">https://github.com/teawater/kgtp/issues</text:a>.</text:p>
      <text:p text:style-name="P32">Or mail them to <text:a xlink:type="simple" xlink:href="mailto:teawater@gmail.com?Subject=Report%20an%20issue%20of%20KGTP">mailto:teawater@gmail.com?Subject=Report%20an%20issue%20of%20KGTP</text:a>.</text:p>
      <text:p text:style-name="P32">Or report it to QQ group <text:span text:style-name="T3">317654748</text:span>.</text:p>
      <text:p text:style-name="P32">The KGTP team will try our best to help you.</text:p>
      <text:p text:style-name="P32">Please goto <text:a xlink:type="simple" xlink:href="https://code.google.com/p/kgtp/issues/list">https://code.google.com/p/kgtp/issues/list</text:a> access the old issues list.</text:p>
      <text:p text:style-name="P5"/>
      <text:h text:style-name="P56"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16">GDB debug normal program</text:p>
          </table:table-cell>
          <table:table-cell table:style-name="TableofdifferentbetweenGDBdebugnormalprogramandKGTP.C1" office:value-type="string">
            <text:p text:style-name="P16">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14">Have a GDB installed in your system. <text:s/>Program built with "-g".</text:p>
          </table:table-cell>
          <table:table-cell table:style-name="TableofdifferentbetweenGDBdebugnormalprogramandKGTP.C2" table:number-rows-spanned="2" office:value-type="string">
            <text:p text:style-name="P15"><text:a xlink:type="simple" xlink:href="#Quick config and start KGTP|outline"><text:span text:style-name="T7">Quick config and start KGTP</text:span></text:a></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14">Use command "gdb -p pid" or GDB command "attach pid" can attach a program that running in the system.</text:p>
          </table:table-cell>
          <table:covered-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14">GDB command "b place_will_stop", let program execute after this command. Then programe will stop in the place that setup a breakpoint.</text:p>
          </table:table-cell>
          <table:table-cell table:style-name="TableofdifferentbetweenGDBdebugnormalprogramandKGTP.C2" office:value-type="string">
            <text:p text:style-name="P14">KGTP doesn't support breakpoints but it support tracepoints. 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text:span text:style-name="T3">Difference</text:span> is breakpoints will stop the program But the <text:soft-page-break/>tracepoints of KGTP not. Please goto <text:a xlink:type="simple" xlink:href="#GDB tracepoint |outline">GDB tracepoint</text:a>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14">After GDB stop the program(maybe doesn't need), it can read memory of program with GDB command "print", "x" and so on.</text:p>
          </table:table-cell>
          <table:table-cell table:style-name="TableofdifferentbetweenGDBdebugnormalprogramandKGTP.C2" office:value-type="string">
            <text:p text:style-name="P14">You can set special actions to collect memory to traceframe in tracepoints, and get the its value when tracepoint stop.<text:a xlink:type="simple" xlink:href="#8.0.0.3.collect expr1, expr2, ... |outline">collect expr1, expr2, ...</text:a> <text:a xlink:type="simple" xlink:href="#Use tfind select the entry inside the trace frame info |outline">Use tfind select the entry inside the trace frame info</text:a> </text:p>
            <text:p text:style-name="P14">Or you can read memory directly when Linux kernel or program is running.<text:a xlink:type="simple" xlink:href="#Direct access the current value in normal mode |outline">Direct access the current value in normal mode</text:a></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14">GDB can continue program execution with command "continue" and stop it with CTRL-C.</text:p>
          </table:table-cell>
          <table:table-cell table:style-name="TableofdifferentbetweenGDBdebugnormalprogramandKGTP.C2" office:value-type="string">
            <text:p text:style-name="P14">KGTP never stop the Linux kernel. But tracepoint can be start and stop.<text:a xlink:type="simple" xlink:href="#Start and stop the tracepoint |outline">Start and stop the tracepoint</text:a> </text:p>
            <text:p text:style-name="P14">Or use while-stepping tracepoint record Linux kernel with some times single step and Let KGTP switch to replay mode. Then it support execution commands (continue, step) and reverse-execute commands (reverse-continue, reverse-step). <text:a xlink:type="simple" xlink:href="#Use while-stepping let Linux kernel do single step|outline">Use while-stepping let Linux kernel do single step</text:a></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14">GDB can print backtrace of all stack frames with command "backtrace".</text:p>
          </table:table-cell>
          <table:table-cell table:style-name="TableofdifferentbetweenGDBdebugnormalprogramandKGTP.C2" office:value-type="string">
            <text:p text:style-name="P14">KGTP can do it too.<text:a xlink:type="simple" xlink:href="#Howto backtrace (stack dump) |outline">Howto backtrace (stack dump)</text:a></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14">GDB can let programe stop when some memory access happen with watchpoint.</text:p>
          </table:table-cell>
          <table:table-cell table:style-name="TableofdifferentbetweenGDBdebugnormalprogramandKGTP.C2" office:value-type="string">
            <text:p text:style-name="P14">KGTP can record the memory access with watch tracepoint. <text:a xlink:type="simple" xlink:href="#Howto use watch tracepoint control hardware breakpoints to record memory access |outline">Howto use watch tracepoint control hardware </text:a><text:soft-page-break/><text:a xlink:type="simple" xlink:href="#Howto use watch tracepoint control hardware breakpoints to record memory access |outline">breakpoints to record memory access</text:a></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14">GDB can call function of program with command "call function(xx,xx)".</text:p>
          </table:table-cell>
          <table:table-cell table:style-name="TableofdifferentbetweenGDBdebugnormalprogramandKGTP.C2" office:value-type="string">
            <text:p text:style-name="P14">KGTP can call function of Linux kernel with plugin.<text:a xlink:type="simple" xlink:href="#How to add plugin in C |outline">How to add plugin in C</text:a></text:p>
          </table:table-cell>
        </table:table-row>
      </table:table>
      <text:p text:style-name="P5"/>
      <text:p text:style-name="Text_20_body"/>
      <text:h text:style-name="P55"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text:a xlink:type="simple" xlink:href="#Use tfind select the entry inside the trace frame info |outline">Use tfind select the entry inside the trace frame info</text:a>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28"/>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calc_load_tasks-&gt;counter, this_rq-&gt;calc_load_active, delta, this_rq-<text:soft-page-break/>&gt;calc_load_update </text:p>
      <text:p text:style-name="Quotations">2 1 0 0 0 0 673538312 717077240</text:p>
      <text:p text:style-name="P28"/>
      <text:h text:style-name="P23"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text:a xlink:type="simple" xlink:href="#How to use trace state variables | outline">How to use trace state variables</text:a> get more info about TSV. </text:p>
      <text:p text:style-name="Text_20_body"/>
      <text:h text:style-name="P25"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23"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65"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23"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28"/>
      <text:h text:style-name="P65"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28"/>
      <text:h text:style-name="P23"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65"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3">note</text:span> that collect an pointer (collect ptr) will just collect the address of this pointer. Add a * before ptr will make action collect the data that pointer point to(collect *ptr). </text:p>
      <text:p text:style-name="Text_20_body"/>
      <text:h text:style-name="P65"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text:a xlink:type="simple" xlink:href="#Simple trace state variables | outline">Simple trace state variables</text:a>) without adding those values to the trace buffer, as would be the case if the collect action were used. </text:p>
      <text:p text:style-name="Text_20_body"/>
      <text:h text:style-name="P65" text:outline-level="4"><text:bookmark-start text:name="__RefHeading__5114_907387813"/>while-stepping n <text:bookmark-end text:name="__RefHeading__5114_907387813"/></text:h>
      <text:p text:style-name="Text_20_body">Please goto <text:a xlink:type="simple" xlink:href="#Use while-stepping let Linux kernel do single step | outline">Use while-stepping let Linux kernel do single step</text:a> see howto use it. </text:p>
      <text:p text:style-name="Text_20_body"/>
      <text:h text:style-name="P23"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28"/>
      <text:p text:style-name="Text_20_body">It will stop by this GDB command:</text:p>
      <text:p text:style-name="Quotations">(gdb) tstop</text:p>
      <text:p text:style-name="P28"/>
      <text:h text:style-name="P23"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3">note</text:span> that it only useful when tracepoint stop. </text:p>
      <text:p text:style-name="Text_20_body"/>
      <text:h text:style-name="P23"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text:a xlink:type="simple" xlink:href="#Direct access the current value in normal mode | outline">Direct access the current value in normal mode</text:a>), please use GDB command "tfind -1". Please goto <text:a xlink:type="simple" xlink:href="#http://sourceware.org/gdb/current/onlinedocs/gdb/tfind.html">http://sourceware.org/gdb/current/onlinedocs/gdb/tfind.html </text:a>get more info about it. </text:p>
      <text:p text:style-name="Text_20_body"/>
      <text:h text:style-name="P65"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28"/>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28"/>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23"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3">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28"/>
      <text:h text:style-name="P23"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23"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23"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28"/>
      <text:h text:style-name="P23"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28"/>
      <text:h text:style-name="P23"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28"/>
      <text:h text:style-name="P23" text:outline-level="3"><text:bookmark-start text:name="__RefHeading__5923_907387813"/>Get status of tracepoint <text:bookmark-end text:name="__RefHeading__5923_907387813"/></text:h>
      <text:p text:style-name="Text_20_body">Please use GDB command "tstatus". </text:p>
      <text:p text:style-name="Text_20_body"/>
      <text:h text:style-name="P23"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28"/>
      <text:h text:style-name="P23"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28"/>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3">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25"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3">note</text:span> that just GDB 7.2.1 and later versions support use trace state variables directly, the old version of GDB can show the value of trace state variables through command "info tvariables". </text:p>
      <text:p text:style-name="Text_20_body"/>
      <text:h text:style-name="P23"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28"/>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28"/>
      <text:p text:style-name="Text_20_body">Also, you can set a value of variable to trace state variable, but don't forget covert variable to "uint64_t". </text:p>
      <text:p text:style-name="Quotations">&gt;teval $c=(uint64_t)a</text:p>
      <text:p text:style-name="P28"/>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28"/>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28"/>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23"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65"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28"/>
      <text:p text:style-name="Text_20_body">For example: </text:p>
      <text:p text:style-name="Quotations">(gdb) tvariable $p_count</text:p>
      <text:p text:style-name="P28"/>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28"><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28"/>
      <text:h text:style-name="P65"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28"/>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28"/>
      <text:h text:style-name="P65"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28"/>
      <text:h text:style-name="P23"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text:a xlink:type="simple" xlink:href="#Howto let tracepoint output value directly | outline">Howto let tracepoint output value directly</text:a>.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8"/>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23"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23"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3">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28"/>
      <text:h text:style-name="P23"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23"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23"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25"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23"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8">The general collect the stack command in GDB tracepoint is: In x86_32, following command will collect 512 bytes of stack. </text:p>
      <text:p text:style-name="P8">&gt;collect *(unsigned char *)$esp@512 </text:p>
      <text:p text:style-name="P8">In x86_64, following command will collect 512 bytes of stack. </text:p>
      <text:p text:style-name="P8">&gt;collect *(unsigned char *)$rsp@512 </text:p>
      <text:p text:style-name="P8">In MIPS or ARM, following command will collect 512 bytes of stack. </text:p>
      <text:p text:style-name="P8">&gt;collect *(unsigned char *)$sp@512 </text:p>
      <text:p text:style-name="P8">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28"/>
      <text:p text:style-name="Text_20_body">If you want to change size of $bt, you can use following GDB command before "tstart": </text:p>
      <text:p text:style-name="Quotations">(gdb) tvariable $bt=1024</text:p>
      <text:p text:style-name="P28"/>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28"/>
      <text:p text:style-name="Text_20_body">From this example, we can see some GDB commands that parse the the call stack: </text:p>
      <text:list xml:id="list3484417346338141482" text:style-name="L1">
        <text:list-item>
          <text:p text:style-name="P46"><text:span text:style-name="T3">bt</text:span> is the alias of GDB commands backtrace that print a backtrace of the entire stack: one line per frame for all frames in the stack. </text:p>
        </text:list-item>
        <text:list-item>
          <text:p text:style-name="P46"><text:span text:style-name="T3">up n</text:span> is move n frames up the stack. For positive numbers n, this <text:soft-page-break/>advances toward the outermost frame, to higher frame numbers, to frames that have existed longer. n defaults to one. </text:p>
        </text:list-item>
        <text:list-item>
          <text:p text:style-name="P46"><text:span text:style-name="T3">down n</text:span> is move n frames down the stack. For positive numbers n, this advances toward the innermost frame, to lower frame numbers, to frames that were created more recently. n defaults to one. You may abbreviate down as do. </text:p>
        </text:list-item>
        <text:list-item>
          <text:p text:style-name="P46"><text:span text:style-name="T3">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23"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3">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23"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28"/>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text:soft-page-break/>[22779.208137] <text:s/>[&lt;c05b97cf&gt;] atomic_notifier_call_chain+0x1f/0x30 </text:p>
      <text:p text:style-name="Quotations">[22779.208140] <text:s/>[&lt;c05b980d&gt;] notify_die+0x2d/0x30 </text:p>
      <text:p text:style-name="Quotations">[22779.208142] <text:s/>[&lt;c05b71c5&gt;] do_int3+0x35/0xa0</text:p>
      <text:p text:style-name="P28"/>
      <text:h text:style-name="P25"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28"/>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28"/>
      <text:p text:style-name="Text_20_body">$printk_tmp, to output the value of global variable need set to it first. </text:p>
      <text:p text:style-name="Text_20_body"/>
      <text:p text:style-name="Text_20_body">Following example shows a count number, pid, jiffies_64 and the file name that <text:soft-page-break/>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28"/>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25" text:outline-level="2"><text:bookmark-start text:name="__RefHeading__7597_907387813"/>Howto use watch tracepoint control hardware breakpoints to record memory access <text:bookmark-end text:name="__RefHeading__7597_907387813"/></text:h>
      <text:p text:style-name="Text_20_body"><text:span text:style-name="T3">Watch tracepoint</text:span> can control hardware breakpoints to record the memory access through set some special trace state variables in its action. </text:p>
      <text:p text:style-name="Text_20_body">Please <text:span text:style-name="T3">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18">Name</text:p>
          </table:table-cell>
          <table:table-cell table:style-name="Tracestatevariablesofwatchtracepoint.A1" office:value-type="string">
            <text:p text:style-name="P18">Written by normal tracepoint</text:p>
          </table:table-cell>
          <table:table-cell table:style-name="Tracestatevariablesofwatchtracepoint.A1" office:value-type="string">
            <text:p text:style-name="P18">Read by normal tracepoint</text:p>
          </table:table-cell>
          <table:table-cell table:style-name="Tracestatevariablesofwatchtracepoint.A1" office:value-type="string">
            <text:p text:style-name="P18">Written by static watch tracepoint</text:p>
          </table:table-cell>
          <table:table-cell table:style-name="Tracestatevariablesofwatchtracepoint.A1" office:value-type="string">
            <text:p text:style-name="P18">Read by static watch tracepoint</text:p>
          </table:table-cell>
          <table:table-cell table:style-name="Tracestatevariablesofwatchtracepoint.A1" office:value-type="string">
            <text:p text:style-name="P18">Written by dynamic watch tracepoint</text:p>
          </table:table-cell>
          <table:table-cell table:style-name="Tracestatevariablesofwatchtracepoint.G1" office:value-type="string">
            <text:p text:style-name="P18">Read by dynamic watch tracepoint</text:p>
          </table:table-cell>
        </table:table-row>
        <table:table-row>
          <table:table-cell table:style-name="Tracestatevariablesofwatchtracepoint.A2" office:value-type="string">
            <text:p text:style-name="P17">$watch_static</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If "teval $watch_static=1", then this tracepoint is static watch tracepoint.</text:p>
          </table:table-cell>
          <table:table-cell table:style-name="Tracestatevariablesofwatchtracepoint.A2" office:value-type="string">
            <text:p text:style-name="P17">Not support</text:p>
          </table:table-cell>
          <table:table-cell table:style-name="Tracestatevariablesofwatchtracepoint.A2" office:value-type="string">
            <text:p text:style-name="P17">If "teval $watch_static=1", then this tracepoint is static watch tracepoin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set_id</text:p>
          </table:table-cell>
          <table:table-cell table:style-name="Tracestatevariablesofwatchtracepoint.A2" office:value-type="string">
            <text:p text:style-name="P17">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set_addr</text:p>
          </table:table-cell>
          <table:table-cell table:style-name="Tracestatevariablesofwatchtracepoint.A2" office:value-type="string">
            <text:p text:style-name="P17">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type</text:p>
          </table:table-cell>
          <table:table-cell table:style-name="Tracestatevariablesofwatchtracepoint.A2" office:value-type="string">
            <text:p text:style-name="P17">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17">Get the value that this tracepoint set to $watch_type</text:p>
          </table:table-cell>
          <table:table-cell table:style-name="Tracestatevariablesofwatchtracepoint.A2" office:value-type="string">
            <text:p text:style-name="P17">Set the type of this watch tracepoint.</text:p>
          </table:table-cell>
          <table:table-cell table:style-name="Tracestatevariablesofwatchtracepoint.A2" office:value-type="string">
            <text:p text:style-name="P17">Get the type of this watch tracepoint.</text:p>
          </table:table-cell>
          <table:table-cell table:style-name="Tracestatevariablesofwatchtracepoint.A2" office:value-type="string">
            <text:p text:style-name="P17">Set the default type of this watch tracepoint.</text:p>
          </table:table-cell>
          <table:table-cell table:style-name="Tracestatevariablesofwatchtracepoint.G2" office:value-type="string">
            <text:p text:style-name="P17">Get the type of this watch tracepoint when it really exec.</text:p>
          </table:table-cell>
        </table:table-row>
        <table:table-row>
          <table:table-cell table:style-name="Tracestatevariablesofwatchtracepoint.A2" office:value-type="string">
            <text:p text:style-name="P17">$watch_size</text:p>
          </table:table-cell>
          <table:table-cell table:style-name="Tracestatevariablesofwatchtracepoint.A2" office:value-type="string">
            <text:p text:style-name="P17">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17">Get the value that this tracepoint set to $watch_size.</text:p>
          </table:table-cell>
          <table:table-cell table:style-name="Tracestatevariablesofwatchtracepoint.A2" office:value-type="string">
            <text:p text:style-name="P17">Set the size of this watch tracepoint.</text:p>
          </table:table-cell>
          <table:table-cell table:style-name="Tracestatevariablesofwatchtracepoint.A2" office:value-type="string">
            <text:p text:style-name="P17">Get the size of this watch tracepoint.</text:p>
          </table:table-cell>
          <table:table-cell table:style-name="Tracestatevariablesofwatchtracepoint.A2" office:value-type="string">
            <text:p text:style-name="P17">Set the default size of this watch tracepoint.</text:p>
          </table:table-cell>
          <table:table-cell table:style-name="Tracestatevariablesofwatchtracepoint.G2" office:value-type="string">
            <text:p text:style-name="P17">Get the size of this watch tracepoint when it really exec.</text:p>
          </table:table-cell>
        </table:table-row>
        <table:table-row>
          <table:table-cell table:style-name="Tracestatevariablesofwatchtracepoint.A2" office:value-type="string">
            <text:p text:style-name="P17">$watch_start</text:p>
          </table:table-cell>
          <table:table-cell table:style-name="Tracestatevariablesofwatchtracepoint.A2" office:value-type="string">
            <text:p text:style-name="P17">Set the address to a dynamic watch tracepoint(set by $watch_set_addr or $watch_set_id) and let it try to start <text:soft-page-break/>work.</text:p>
          </table:table-cell>
          <table:table-cell table:style-name="Tracestatevariablesofwatchtracepoint.A2" office:value-type="string">
            <text:p text:style-name="P17">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stop</text:p>
          </table:table-cell>
          <table:table-cell table:style-name="Tracestatevariablesofwatchtracepoint.A2" office:value-type="string">
            <text:p text:style-name="P17">Set a address to $watch_stop will let a dynamic watch tracepoint that watch in this address stop.</text:p>
          </table:table-cell>
          <table:table-cell table:style-name="Tracestatevariablesofwatchtracepoint.A2" office:value-type="string">
            <text:p text:style-name="P17">Get the result of this stop.</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trace_num</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tracepoint number that setup this dynamic watch tracepoint.</text:p>
          </table:table-cell>
        </table:table-row>
        <table:table-row>
          <table:table-cell table:style-name="Tracestatevariablesofwatchtracepoint.A2" office:value-type="string">
            <text:p text:style-name="P17">$watch_trace_addr</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tracepoint address that setup this dynamic watch tracepoint.</text:p>
          </table:table-cell>
        </table:table-row>
        <table:table-row>
          <table:table-cell table:style-name="Tracestatevariablesofwatchtracepoint.A2" office:value-type="string">
            <text:p text:style-name="P17">$watch_addr</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The address that this watch tracepoint is watching.</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address that this watch tracepoint is watching.</text:p>
          </table:table-cell>
        </table:table-row>
        <table:table-row>
          <table:table-cell table:style-name="Tracestatevariablesofwatchtracepoint.A2" office:value-type="string">
            <text:p text:style-name="P17">$watch_val</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The current value of the memory that this watch tracepoint is watching.</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current value of the memory that this watch tracepoint is watching.</text:p>
          </table:table-cell>
        </table:table-row>
        <table:table-row>
          <table:table-cell table:style-name="Tracestatevariablesofwatchtracepoint.A2" office:value-type="string">
            <text:p text:style-name="P17">$watch_prev_val</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The previous value of the memory that this watch tracepoint is watching.</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previous value of the memory that this watch tracepoint is watching.</text:p>
          </table:table-cell>
        </table:table-row>
        <table:table-row>
          <table:table-cell table:style-name="Tracestatevariablesofwatchtracepoint.A2" office:value-type="string">
            <text:p text:style-name="P17">$watch_coun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A special count for this watch tracepoint session.</text:p>
          </table:table-cell>
        </table:table-row>
      </table:table>
      <text:p text:style-name="Text_20_body"/>
      <text:p text:style-name="Text_20_body"/>
      <text:h text:style-name="P23"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28"/>
      <text:h text:style-name="P23"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25" text:outline-level="2"><text:bookmark-start text:name="__RefHeading__7605_907387813"/>Use while-stepping let Linux kernel do single step<text:bookmark-end text:name="__RefHeading__7605_907387813"/></text:h>
      <text:p text:style-name="Text_20_body">Please <text:span text:style-name="T3">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3">note</text:span> that tracepoint will disable the interrupt of current CPU when it do single step. Access <text:span text:style-name="T3">$step_count</text:span> in actions will get the count of this step that begin with 1. </text:p>
      <text:p text:style-name="Text_20_body"/>
      <text:h text:style-name="P23"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text:a xlink:type="simple" xlink:href="#Use tfind select the entry inside the trace frame info | outline">Use tfind select the entry inside the trace frame info</text:a>)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28"/>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25"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23"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28"/>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28"/>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28"/>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28"/>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28"/>
      <text:h text:style-name="P25"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28"/>
      <text:h text:style-name="P23"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3">note</text:span> that while-stepping will make tracepoint cannot use kprobes-optimization. </text:p>
      <text:p text:style-name="Text_20_body"/>
      <text:h text:style-name="P25"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28"/>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28"/>
      <text:p text:style-name="Text_20_body">Stop the tracepoint: </text:p>
      <text:p text:style-name="Quotations">./putgtprsp ./gtpstop</text:p>
      <text:p text:style-name="Text_20_body"><text:s/></text:p>
      <text:p text:style-name="Text_20_body">You can let Linux Kernel show the value directly, please see <text:a xlink:type="simple" xlink:href="#Howto let tracepoint output value directly | outline">Howto let tracepoint output value directly</text:a>.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3">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28"/>
      <text:p text:style-name="Text_20_body">Please <text:span text:style-name="T3">note</text:span> that if you want connect KGTP from GDB in remote machine after use offline debug, you need "rmmod gtp" and "insmod gtp.ko" before call "nc". </text:p>
      <text:p text:style-name="Text_20_body"/>
      <text:h text:style-name="P25"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23"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23"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23"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23"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25" text:outline-level="2"><text:bookmark-start text:name="__RefHeading__9357_907387813"/>Use KGTP with user applications<text:bookmark-end text:name="__RefHeading__9357_907387813"/></text:h>
      <text:p text:style-name="Text_20_body">KGTP can access the memory and trace user applications without stop it.</text:p>
      <text:h text:style-name="Heading_20_3" text:outline-level="3"><text:bookmark-start text:name="__RefHeading__5676_1661268449"/>Let GDB connect KGTP for user applications<text:bookmark-end text:name="__RefHeading__5676_1661268449"/></text:h>
      <text:p text:style-name="Text_20_body"><text:span text:style-name="T3">1)</text:span> Open GDB without load any user applications. </text:p>
      <text:p text:style-name="Text_20_body"><text:span text:style-name="T3">2)</text:span> If user applications is running on the current machine, use GDB command "target extended-remote /sys/kernel/debug/gtp" connect to KGTP. If user applications is running on the remote machine, use netcat like <text:a xlink:type="simple" xlink:href="#5.0.0.3.GDB on remote machine |outline">GDB on remote machine</text:a> but replace "target remote" to "target extended-remote". </text:p>
      <text:p text:style-name="Text_20_body"><text:span text:style-name="T3">3)</text:span> Load user applications (it must be built with GCC option "-g" to make it has debug information) with GDB command "file". </text:p>
      <text:p text:style-name="Text_20_body"><text:span text:style-name="T3">4)</text:span> Use GDB command "attach pid" to attach the task's pid. </text:p>
      <text:p text:style-name="Text_20_body">Then let GDB connect KGTP for user applications should be: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Some version of GDB will output internal-error, please answer "n" to ignore it.</text:p>
      <text:p text:style-name="P28"/>
      <text:h text:style-name="P23" text:outline-level="3"><text:bookmark-start text:name="__RefHeading__5678_1661268449"/>Read memory of user applications directly <text:bookmark-end text:name="__RefHeading__5678_1661268449"/></text:h>
      <text:p text:style-name="Text_20_body">After GDB attach the user applications success, you can access the memory of this task with GDB commands "p" and "x". You can get help of these commands with GDB commands "help p" and "help x". For example: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Text_20_body"><text:s/></text:p>
      <text:p text:style-name="Text_20_body"/>
      <text:h text:style-name="P23" text:outline-level="3"><text:bookmark-start text:name="__RefHeading__5680_1661268449"/>Trace user applications <text:bookmark-end text:name="__RefHeading__5680_1661268449"/></text:h>
      <text:p text:style-name="Text_20_body">KGTP use <text:span text:style-name="T3">uprobes</text:span> function of Linux kernel trace user applications, just Linux kernel 3.9 and later version support this function. </text:p>
      <text:p text:style-name="Text_20_body">The build config of most Linux distributions's Linux kernel (3.9 and later) has opened <text:span text:style-name="T3">uprobes</text:span>. </text:p>
      <text:p text:style-name="Text_20_body">For the Linux kernel that built by yourself: </text:p>
      <text:p text:style-name="Quotations">Kernel hacking <text:s/>---&gt; </text:p>
      <text:p text:style-name="Quotations"><text:s text:c="8"/>[*] Tracers <text:s/>---&gt; </text:p>
      <text:p text:style-name="Quotations"><text:s text:c="16"/>[*] <text:s text:c="2"/>Enable uprobes-based dynamic events </text:p>
      <text:p text:style-name="P28"/>
      <text:p text:style-name="Text_20_body">If current Linux kernel <text:span text:style-name="T3">uprobes</text:span> is opened, you can set tracepoint according to <text:a xlink:type="simple" xlink:href="#GDB tracepoint |outline">GDB tracepoint</text:a> after GDB attach the user applications success. For example: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8"/>
      <text:p text:style-name="Text_20_body">Please <text:span text:style-name="T3">note</text:span> that even if you just attch one of these tasks, user applications's tracepoint will be triggered by all tasks of a user application. (I think this is a very interesting feature of <text:span text:style-name="T3">uprobe</text:span>, so I didn't limit it in KGTP tracepoint.) </text:p>
      <text:p text:style-name="Text_20_body"><text:soft-page-break/>You can add $current_task_pid check to conditions of tracepoint to make tracepoint just be triggered by one of this task. Following example is set a tracepoint that just for task 985: </text:p>
      <text:p text:style-name="Quotations">(gdb) trace 14 </text:p>
      <text:p text:style-name="Quotations">Tracepoint 1 at 0x400662: file /home/teawater/kernel/kgtp-misc/test.c, line 14. </text:p>
      <text:p text:style-name="Quotations">(gdb) condition $bpnum ($current_task_pid == 985) </text:p>
      <text:p text:style-name="P28"/>
      <text:p text:style-name="Text_20_body">And you can "collect $current_task_pid" in tracepoint actions to make sure which task triggers the tracepint. For example: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23" text:outline-level="3"><text:bookmark-start text:name="__RefHeading__9361_907387813"/>collect stack (for backtrace) of system from Linux kernel to user applications in tracepoint<text:bookmark-end text:name="__RefHeading__9361_907387813"/></text:h>
      <text:p text:style-name="Text_20_body"><text:span text:style-name="T3">$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3">task_pt_regs</text:span>. Then collect <text:span text:style-name="T3">$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28"/>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P6"/>
      <text:p text:style-name="Text_20_body"><text:span text:style-name="T3">$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28"/>
      <text:h text:style-name="P23"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25"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6389268931846260728" text:style-name="L2">
        <text:list-item>
          <text:p text:style-name="P47"><text:span text:style-name="T3">name</text:span> is the name of special trace state variable. </text:p>
        </text:list-item>
        <text:list-item>
          <text:p text:style-name="P47"><text:span text:style-name="T3">val</text:span> is initialization value of special trace state variable. </text:p>
        </text:list-item>
        <text:list-item>
          <text:p text:style-name="P47"><text:span text:style-name="T3">hooks</text:span> is the function pointers. The function pointers can be set to NULL if this function doesn't support. </text:p>
        </text:list-item>
        <text:list-item>
          <text:p text:style-name="P47"><text:span text:style-name="T3">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7501802787386301188" text:style-name="L3">
        <text:list-item>
          <text:p text:style-name="P48"><text:span text:style-name="T3">gdb_set_val</text:span> will be called when GDB set the value of TSV. Please note that TSV just can be set by GDB command "tvariable $xxx=1" and the <text:soft-page-break/>value just be sent to KGTP when GDB command "tstart". </text:p>
          <text:list>
            <text:list-item>
              <text:p text:style-name="P48"><text:span text:style-name="T3">unused</text:span> is unused. Just to make this pointer can share function with agent_set_val. </text:p>
            </text:list-item>
            <text:list-item>
              <text:p text:style-name="P48"><text:span text:style-name="T3">var</text:span> is the pointer that point to the gtp_var pointer. Then function of plugin can use it to figure out which TSV is accessed when TSVs share the function. </text:p>
            </text:list-item>
            <text:list-item>
              <text:p text:style-name="P48"><text:span text:style-name="T3">val</text:span> is the value that GDB set. </text:p>
            </text:list-item>
            <text:list-item>
              <text:p text:style-name="P48"><text:span text:style-name="T3">Return</text:span> return -1 if error. return 0 if success. </text:p>
            </text:list-item>
          </text:list>
        </text:list-item>
        <text:list-item>
          <text:p text:style-name="P48"><text:span text:style-name="T3">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48"><text:span text:style-name="T3">unused</text:span> is same with gdb_set_val. </text:p>
            </text:list-item>
            <text:list-item>
              <text:p text:style-name="P48"><text:span text:style-name="T3">var</text:span> is same with gdb_set_val. </text:p>
            </text:list-item>
            <text:list-item>
              <text:p text:style-name="P48"><text:span text:style-name="T3">val</text:span> is the pointer that use to return value. </text:p>
            </text:list-item>
            <text:list-item>
              <text:p text:style-name="P48"><text:span text:style-name="T3">Return</text:span> is same with gdb_set_val. </text:p>
            </text:list-item>
          </text:list>
        </text:list-item>
        <text:list-item>
          <text:p text:style-name="P48"><text:span text:style-name="T3">agent_set_val</text:span> will be called when tracepoint action(<text:a xlink:type="simple" xlink:href="#8.0.0.4.teval expr1, expr2, ... |outline">teval expr1, expr2, ...</text:a>) set the value of TSV. </text:p>
          <text:list>
            <text:list-item>
              <text:p text:style-name="P48"><text:span text:style-name="T3">gts</text:span> is pointer to the tracepoint session struct. </text:p>
            </text:list-item>
            <text:list-item>
              <text:p text:style-name="P48"><text:span text:style-name="T3">var</text:span> is same with gdb_set_val. </text:p>
            </text:list-item>
            <text:list-item>
              <text:p text:style-name="P48"><text:span text:style-name="T3">val</text:span> is the value the action set. </text:p>
            </text:list-item>
            <text:list-item>
              <text:p text:style-name="P48"><text:span text:style-name="T3">Return</text:span> is same with gdb_set_val. </text:p>
            </text:list-item>
          </text:list>
        </text:list-item>
        <text:list-item>
          <text:p text:style-name="P48"><text:span text:style-name="T3">agent_get_val</text:span> will be called when tracepoint action(<text:a xlink:type="simple" xlink:href="#collect expr1, expr2, ... |outline">collect expr1, expr2, ...</text:a> or <text:a xlink:type="simple" xlink:href="#teval expr1, expr2, ... |outline">teval expr1, expr2, ...</text:a>) get the value of TSV. </text:p>
          <text:list>
            <text:list-item>
              <text:p text:style-name="P48"><text:span text:style-name="T3">gts</text:span> is same with agent_set_val. </text:p>
            </text:list-item>
            <text:list-item>
              <text:p text:style-name="P48"><text:span text:style-name="T3">var</text:span> is same with gdb_set_val. </text:p>
            </text:list-item>
            <text:list-item>
              <text:p text:style-name="P48"><text:span text:style-name="T3">val</text:span> is same with gdb_get_val. </text:p>
            </text:list-item>
            <text:list-item>
              <text:p text:style-name="P48"><text:span text:style-name="T3">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23"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1990486174641775077" text:style-name="L4">
        <text:list-item>
          <text:p text:style-name="P49"><text:span text:style-name="T3">$test1</text:span> support nothing. </text:p>
        </text:list-item>
        <text:list-item>
          <text:p text:style-name="P49"><text:span text:style-name="T3">$test2</text:span> support be get and set by GDB or tracepoint action. </text:p>
        </text:list-item>
        <text:list-item>
          <text:p text:style-name="P49"><text:span text:style-name="T3">$test3</text:span> just support tracepoint action set. When set a value to it, it will look up a kernel symbol of this value and print it. For example "teval $test3=(int64_t)$rip". </text:p>
        </text:list-item>
        <text:list-item>
          <text:p text:style-name="P49"><text:span text:style-name="T3">$test4</text:span> just support tracepoint action set. When set a value to it, it will look up a kernel symbol of current tracepoint address and print it. </text:p>
        </text:list-item>
      </text:list>
      <text:p text:style-name="Text_20_body"/>
      <text:h text:style-name="P23" text:outline-level="3"><text:bookmark-start text:name="__RefHeading__9371_907387813"/>How to use<text:bookmark-end text:name="__RefHeading__9371_907387813"/></text:h>
      <text:list xml:id="list5309651045999096489" text:style-name="L5">
        <text:list-item>
          <text:p text:style-name="P50">insmod KGTP module according to <text:a xlink:type="simple" xlink:href="#Insmod the KGTP module |outline">Insmod the KGTP module</text:a>. </text:p>
        </text:list-item>
        <text:list-item>
          <text:p text:style-name="P50">insmod plugin_example.ko </text:p>
        </text:list-item>
        <text:list-item>
          <text:p text:style-name="P50">Use GDB connect to KGTP and use it. </text:p>
        </text:list-item>
        <text:list-item>
          <text:p text:style-name="P50">Disconnect GDB. If option in <text:a xlink:type="simple" xlink:href="#Do not stop tracepoint when the GDB disconnects |outline">Do not stop tracepoint when the GDB disconnects</text:a> set to on, set it to off. </text:p>
        </text:list-item>
        <text:list-item>
          <text:p text:style-name="P50">rmmod plugin_example.ko </text:p>
        </text:list-item>
      </text:list>
      <text:p text:style-name="Text_20_body">Please <text:span text:style-name="T3">note</text:span> that KGTP support add more than one plugin. </text:p>
      <text:p text:style-name="Text_20_body"/>
      <text:h text:style-name="P25"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23"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23" text:outline-level="3"><text:bookmark-start text:name="__RefHeading__9377_907387813"/>Define a per_cpu perf event trace state variable <text:bookmark-end text:name="__RefHeading__9377_907387813"/></text:h>
      <text:p text:style-name="Text_20_body">Define a per_cpu perf event trace state variable is same with define <text:a xlink:type="simple" xlink:href="#Per_cpu trace state variables |outline">Per_cpu trace state variables</text:a>. </text:p>
      <text:p text:style-name="Quotations">"p_pe_"+perf_event type+string+CPU_id </text:p>
      <text:p text:style-name="Text_20_body">Please <text:span text:style-name="T3">note</text:span> that if you define a per_cpu perf event trace state variable, you will not need define the cpu id("pe_cpu") because KGTP already get it. </text:p>
      <text:p text:style-name="Text_20_body"/>
      <text:h text:style-name="P23"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28"/>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28"/>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28"/>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23"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28"/>
      <text:p text:style-name="Text_20_body">Disable them with set $p_pe_en to 0. </text:p>
      <text:p text:style-name="Quotations">&gt;teval $p_pe_en=0</text:p>
      <text:p text:style-name="P28"/>
      <text:h text:style-name="P23"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28"/>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P36">$p_pe_val_05_2=97</text:p>
      <text:p text:style-name="P29"/>
      <text:h text:style-name="P59" text:outline-level="1"><text:bookmark-start text:name="__RefHeading__11428_1305468286"/><text:span text:style-name="T8">Appendix A </text:span>Preparatory work before use KGTP<text:bookmark-end text:name="__RefHeading__11428_1305468286"/></text:h>
      <text:h text:style-name="P33" text:outline-level="2"><text:bookmark-start text:name="__RefHeading__625_1585187435"/>Linux kernel<text:bookmark-end text:name="__RefHeading__625_1585187435"/></text:h>
      <text:h text:style-name="P34" text:outline-level="3"><text:bookmark-start text:name="__RefHeading__627_1585187435"/>If your system use the Linux kernel that is built by yourself<text:bookmark-end text:name="__RefHeading__627_1585187435"/></text:h>
      <text:p text:style-name="P12">To use KGTP, <text:span text:style-name="T1">your</text:span> Linux kernel need open following options:</text:p>
      <text:p text:style-name="P38">General setup <text:s/>---&gt;</text:p>
      <text:p text:style-name="P38"><text:s text:c="8"/>[*] Kprobes</text:p>
      <text:p text:style-name="P38"/>
      <text:p text:style-name="P38">[*] Enable loadable module support <text:s/>---&gt;</text:p>
      <text:p text:style-name="P38"/>
      <text:p text:style-name="P38">Kernel hacking <text:s/>---&gt;</text:p>
      <text:p text:style-name="P38"><text:s text:c="8"/>[*] Debug Filesystem</text:p>
      <text:p text:style-name="P38"><text:s text:c="8"/>[*] Compile the kernel with debug info</text:p>
      <text:p text:style-name="P30"/>
      <text:p text:style-name="P11">Please rebuild your Linux kernel if you change any options of the config.</text:p>
      <text:p text:style-name="P19"/>
      <text:h text:style-name="P24" text:outline-level="3"><text:bookmark-start text:name="__RefHeading__629_1585187435"/>If use with Linux kernel of Android<text:bookmark-end text:name="__RefHeading__629_1585187435"/></text:h>
      <text:p text:style-name="P11">The default Linux kernel config of Android should not support KGTP. To use KGTP, Linux kernel of Android need open following options:</text:p>
      <text:p text:style-name="P38">[*] Enable loadable module support <text:s/>---&gt;</text:p>
      <text:p text:style-name="P38">General setup <text:s/>---&gt; </text:p>
      <text:p text:style-name="P38"><text:s text:c="8"/>[*] Prompt for development and/or incomplete code/drivers</text:p>
      <text:p text:style-name="P38"><text:s text:c="8"/>[*] Kprobes</text:p>
      <text:p text:style-name="P38">Kernel hacking <text:s/>---&gt;</text:p>
      <text:p text:style-name="P38"><text:s text:c="8"/>[*] Debug Filesystem</text:p>
      <text:p text:style-name="P38"><text:s text:c="8"/>[*] Compile the kernel with debug info</text:p>
      <text:p text:style-name="P30"/>
      <text:p text:style-name="P11">Please rebuild your Linux kernel if you change any options of the Linux kernel config.</text:p>
      <text:h text:style-name="P24" text:outline-level="3"><text:bookmark-start text:name="__RefHeading__631_1585187435"/>If your system use the Linux kernel from distribution<text:bookmark-end text:name="__RefHeading__631_1585187435"/></text:h>
      <text:p text:style-name="P11">You need install some Linux kernel package.</text:p>
      <text:h text:style-name="P64" text:outline-level="4"><text:bookmark-start text:name="__RefHeading__882_1585187435"/>Ubuntu<text:bookmark-end text:name="__RefHeading__882_1585187435"/></text:h>
      <text:h text:style-name="P67"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P11">Create an /etc/apt/sources.list.d/ddebs.list by running the following line at a terminal:</text:p>
      <text:p text:style-name="P38">echo "deb http://ddebs.ubuntu.com $(lsb_release -cs) main restricted universe multiverse" | \</text:p>
      <text:p text:style-name="P38">sudo tee -a /etc/apt/sources.list.d/ddebs.list</text:p>
      <text:p text:style-name="P30"/>
      <text:p text:style-name="P11">Stable releases (not alphas and betas) require three more lines adding to the same file, which is done by the following terminal command:</text:p>
      <text:p text:style-name="P38">echo "deb http://ddebs.ubuntu.com $(lsb_release -cs)-updates main restricted universe multiverse</text:p>
      <text:p text:style-name="P38">deb http://ddebs.ubuntu.com $(lsb_release -cs)-security main restricted universe multiverse</text:p>
      <text:p text:style-name="P38">deb http://ddebs.ubuntu.com $(lsb_release -cs)-proposed main restricted universe multiverse" | \</text:p>
      <text:p text:style-name="P38">sudo tee -a /etc/apt/sources.list.d/ddebs.list</text:p>
      <text:p text:style-name="P11"/>
      <text:p text:style-name="P11">Import the debug symbol archive signing key:</text:p>
      <text:p text:style-name="P38">sudo apt-key adv --keyserver keyserver.ubuntu.com --recv-keys 428D7C01</text:p>
      <text:p text:style-name="P20"/>
      <text:p text:style-name="P11">Then run:</text:p>
      <text:p text:style-name="P38">sudo apt-get update</text:p>
      <text:p text:style-name="P20"/>
      <text:p text:style-name="P7">2) Get Linux kernel debug image</text:p>
      <text:p text:style-name="P38">sudo apt-get install linux-image-$(uname -r)-dbgsym</text:p>
      <text:p text:style-name="P20"/>
      <text:p text:style-name="P11">Then you can find Linux kernel debug image in "/usr/lib/debug/boot/vmlinux-$(uname -r)".</text:p>
      <text:p text:style-name="P11">Please <text:span text:style-name="T3">note</text:span> that this step <text:span text:style-name="T3">Get Linux kernel debug image</text:span> need do again when Linux kernel update.</text:p>
      <text:p text:style-name="P11"/>
      <text:h text:style-name="P67" text:outline-level="5"><text:bookmark-start text:name="__RefHeading__886_1585187435"/><text:soft-page-break/>The second method of install the Linux kernel debug image<text:bookmark-end text:name="__RefHeading__886_1585187435"/></text:h>
      <text:p text:style-name="P11">If you got some trouble with the standard method, please use following commands to install the Linux kernel debug image.</text:p>
      <text:p text:style-name="P38">wget http://ddebs.ubuntu.com/pool/main/l/linux/linux-image-$(uname -r)-dbgsym_$(dpkg -s linux-image-$(uname -r) | grep ^Version: | sed 's/Version: //')_$(uname -i | sed 's/x86_64/amd64/').ddeb</text:p>
      <text:p text:style-name="P38">sudo dpkg -i linux-image-$(uname -r)-dbgsym_$(dpkg -s linux-image-$(uname -r) | grep ^Version: | sed 's/Version: //')_$(uname -i | sed 's/x86_64/amd64/').ddeb</text:p>
      <text:p text:style-name="P11"/>
      <text:p text:style-name="P11">Please <text:span text:style-name="T3">note</text:span> that this method need do again when Linux kernel update.</text:p>
      <text:h text:style-name="P67" text:outline-level="5"><text:bookmark-start text:name="__RefHeading__888_1585187435"/>Install the Linux kernel headers<text:bookmark-end text:name="__RefHeading__888_1585187435"/></text:h>
      <text:p text:style-name="P38">sudo apt-get install linux-headers-generic</text:p>
      <text:p text:style-name="P20"/>
      <text:h text:style-name="P67" text:outline-level="5"><text:bookmark-start text:name="__RefHeading__890_1585187435"/>Install the Linux kernel source<text:bookmark-end text:name="__RefHeading__890_1585187435"/></text:h>
      <text:h text:style-name="P63" text:outline-level="6"><text:bookmark-start text:name="__RefHeading__10573_680043226"/>New way<text:bookmark-end text:name="__RefHeading__10573_680043226"/></text:h>
      <text:p text:style-name="P11">Install package that we need:</text:p>
      <text:p text:style-name="P38">sudo apt-get install dpkg-dev</text:p>
      <text:p text:style-name="P11"/>
      <text:p text:style-name="P11">Get the Linux kernel source:</text:p>
      <text:p text:style-name="P38">apt-get source linux-image-$(uname -r)</text:p>
      <text:p text:style-name="P11">Then you can find Linux kernel directory in current directory. </text:p>
      <text:p text:style-name="P11">Move this directory to "/build/buildd/".</text:p>
      <text:h text:style-name="P63" text:outline-level="6"><text:bookmark-start text:name="__RefHeading__10575_680043226"/>Old way<text:bookmark-end text:name="__RefHeading__10575_680043226"/></text:h>
      <text:p text:style-name="P11">Install the source package:</text:p>
      <text:p text:style-name="P38">sudo apt-get install linux-source</text:p>
      <text:p text:style-name="P20"/>
      <text:p text:style-name="P11">Uncompress the source package:</text:p>
      <text:p text:style-name="P38">sudo mkdir -p /build/buildd/</text:p>
      <text:p text:style-name="P38">sudo tar vxjf /usr/src/linux-source-$(uname -r | sed 's/-.*//').tar.bz2 -C /build/buildd/</text:p>
      <text:p text:style-name="P38">sudo rm -rf /build/buildd/linux-$(uname -r | sed 's/-.*//')</text:p>
      <text:p text:style-name="P38">sudo mv /build/buildd/linux-source-$(uname -r | sed 's/-.*//') /build/buildd/linux-$(uname -r | sed 's/-.*//')</text:p>
      <text:p text:style-name="P20"/>
      <text:p text:style-name="P11">Please <text:span text:style-name="T3">note</text:span> that this step <text:a xlink:type="simple" xlink:href="#5.0.0.1.4.Install the Linux kernel source|outline"><text:span text:style-name="T3">Install the Linux kernel source</text:span></text:a> need do again when Linux kernel update.</text:p>
      <text:h text:style-name="P66" text:outline-level="4"><text:bookmark-start text:name="__RefHeading__4078_695897485"/>Fedora<text:bookmark-end text:name="__RefHeading__4078_695897485"/></text:h>
      <text:h text:style-name="P67" text:outline-level="5"><text:bookmark-start text:name="__RefHeading__4080_695897485"/>Install the Linux kernel debug image<text:bookmark-end text:name="__RefHeading__4080_695897485"/></text:h>
      <text:p text:style-name="P11">Use following command: </text:p>
      <text:p text:style-name="P38">sudo debuginfo-install kernel </text:p>
      <text:p text:style-name="P21"/>
      <text:p text:style-name="P11">Or: </text:p>
      <text:p text:style-name="P38">sudo yum --enablerepo=fedora-debuginfo install kernel-debuginfo </text:p>
      <text:p text:style-name="P11"/>
      <text:p text:style-name="P11">Then you can find Linux kernel debug image in "/usr/lib/debug/lib/modules/$(uname -r)/vmlinux". </text:p>
      <text:h text:style-name="P67" text:outline-level="5"><text:bookmark-start text:name="__RefHeading__4082_695897485"/>Install the Linux kernel devel package <text:bookmark-end text:name="__RefHeading__4082_695897485"/></text:h>
      <text:p text:style-name="P38">sudo yum install kernel-devel-$(uname -r) </text:p>
      <text:p text:style-name="P20"/>
      <text:p text:style-name="P11">Please <text:span text:style-name="T3">note</text:span> that after update the Linux kernel package, you may need to call this command.</text:p>
      <text:h text:style-name="P24" text:outline-level="3"><text:bookmark-start text:name="__RefHeading__4084_695897485"/>Make sure current Linux kernel debug image is right <text:bookmark-end text:name="__RefHeading__4084_695897485"/></text:h>
      <text:p text:style-name="P11">GDB open the right Linux kernel debug image is an very important because GDB will get the debug info and address info from it. So before you use KGTP, please do the check to make sure about it. </text:p>
      <text:p text:style-name="P11">There are 2 ways to do the check, what I suggest is do both of them to make sure Linux kernel debug image is right. </text:p>
      <text:p text:style-name="P11"/>
      <text:p text:style-name="P11">Please <text:span text:style-name="T3">note</text:span> that if you determine you use the right Linux kernel debug image, but cannot pass these ways. Please see <text:a xlink:type="simple" xlink:href="#Handle the issue that Linux kernel debug image's address info is not same with Linux kernel when it running |outline">Handle the issue that Linux kernel debug image's address info is not same with Linux kernel when it running</text:a>.</text:p>
      <text:h text:style-name="P64" text:outline-level="4"><text:bookmark-start text:name="__RefHeading__4086_695897485"/>Where is the current Linux kernel debug image <text:bookmark-end text:name="__RefHeading__4086_695897485"/></text:h>
      <text:p text:style-name="P11">In UBUNTU, you can find it in "/usr/lib/debug/boot/vmlinux-$(uname -r)". </text:p>
      <text:p text:style-name="P11">In Fedora, you can find it in "/usr/lib/debug/lib/modules/$(uname -r)/vmlinux". </text:p>
      <text:p text:style-name="P11">If you build Linux kernel with yourself, file "vmlinux" in the Linux kernel build directory is the debug image.</text:p>
      <text:h text:style-name="P66" text:outline-level="4"><text:bookmark-start text:name="__RefHeading__4088_695897485"/>Use /proc/kallsyms <text:bookmark-end text:name="__RefHeading__4088_695897485"/></text:h>
      <text:p text:style-name="P11">In the system that its Linux kernel is what you want to trace, use following command to get the address of sys_read and sys_write: </text:p>
      <text:p text:style-name="P38">sudo cat /proc/kallsyms | grep sys_read </text:p>
      <text:p text:style-name="P38">ffffffff8117a520 T sys_read </text:p>
      <text:p text:style-name="P38">sudo cat /proc/kallsyms | grep sys_write </text:p>
      <text:p text:style-name="P38">ffffffff8117a5b0 T sys_write </text:p>
      <text:p text:style-name="P22"/>
      <text:p text:style-name="P11">Then we can get that the address of sys_read is 0xffffffff8117a520 and the address of sys_write is 0xffffffff8117a5b0. </text:p>
      <text:p text:style-name="P11">After that use GDB get address of sys_read and sys_write from Linux kernel debug image: </text:p>
      <text:p text:style-name="P38">gdb ./vmlinux </text:p>
      <text:p text:style-name="P38">(gdb) p sys_read </text:p>
      <text:p text:style-name="P38">$1 = {long int (unsigned int, char *, size_t)} 0xffffffff8117a520 &lt;sys_read&gt; </text:p>
      <text:p text:style-name="P38">(gdb) p sys_write </text:p>
      <text:p text:style-name="P38">$2 = {long int (unsigned int, const char *, size_t)} 0xffffffff8117a5b0 &lt;sys_write&gt; </text:p>
      <text:p text:style-name="P11"/>
      <text:p text:style-name="P11">The address of sys_read and sys_write is same, so the Linux kernel debug image is right. </text:p>
      <text:h text:style-name="P66" text:outline-level="4"><text:bookmark-start text:name="__RefHeading__4090_695897485"/>Use linux_banner <text:bookmark-end text:name="__RefHeading__4090_695897485"/></text:h>
      <text:p text:style-name="P38"><text:span text:style-name="User_20_Entry">sudo gdb ./vmlinux </text:span></text:p>
      <text:p text:style-name="P38"><text:span text:style-name="User_20_Entry">(gdb) p linux_banner </text:span></text:p>
      <text:p text:style-name="P38"><text:span text:style-name="User_20_Entry">$1 = "Linux version 3.4.0-rc4+ (teawater@teawater-Precision-M4600) (gcc version 4.6.3 (GCC) ) #3 SMP Tue Apr 24 13:29:05 CST 2012\n" </text:span></text:p>
      <text:p text:style-name="P11">This linux_banner is the kernel info inside the Linux kernel debug image. </text:p>
      <text:p text:style-name="P11">After that, connect to KGTP following the way in <text:a xlink:type="simple" xlink:href="#Make GDB connect to gtp|outline">Make GDB connect to gtp</text:a> connect to KGTP and print linux_banner again. </text:p>
      <text:p text:style-name="P38">(gdb) target remote /sys/kernel/debug/gtp </text:p>
      <text:p text:style-name="P38">Remote debugging using /sys/kernel/debug/gtp </text:p>
      <text:p text:style-name="P38">0x0000000000000000 in irq_stack_union () </text:p>
      <text:p text:style-name="P38">(gdb) p linux_banner </text:p>
      <text:p text:style-name="P38">$2 = "Linux version 3.4.0-rc4+ (teawater@teawater-Precision-M4600) (gcc version 4.6.3 (GCC) ) #3 SMP Tue Apr 24 13:29:05 CST 2012\n" </text:p>
      <text:p text:style-name="P11"/>
      <text:p text:style-name="P11">This linux_banner is the kernel info that Linux kernel that KGTP is tracing. If it is same with the prev kernel info, the Linux kernel debug image is right. </text:p>
      <text:h text:style-name="P24" text:outline-level="3"><text:bookmark-start text:name="__RefHeading__4092_695897485"/>Handle the issue that Linux kernel debug image's address info is not same with Linux kernel when it running <text:bookmark-end text:name="__RefHeading__4092_695897485"/></text:h>
      <text:p text:style-name="P11">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P11">This issue is because: </text:p>
      <text:p text:style-name="P37">Processor type and features <text:s/>---&gt; </text:p>
      <text:p text:style-name="P37"><text:s text:c="8"/>(0x1000000) Physical address where the kernel is loaded </text:p>
      <text:p text:style-name="P37"><text:s text:c="8"/>(0x100000) Alignment value to which kernel should be aligned</text:p>
      <text:p text:style-name="P11"/>
      <text:p text:style-name="P11">The values of these two options are different. Please <text:span text:style-name="T3">note</text:span> that the "Physical address where the kernel is loaded" is not showed in config sometimes. You can get its value through search "PHYSICAL_START". </text:p>
      <text:p text:style-name="P11">You can handle this issue through change "Alignment value to which kernel should be aligned" same with "Physical address where the kernel is loaded". </text:p>
      <text:p text:style-name="P11">This issue doesn't affect X86_64. </text:p>
      <text:h text:style-name="P26" text:outline-level="2"><text:bookmark-start text:name="__RefHeading__4094_695897485"/>Get KGTP<text:bookmark-end text:name="__RefHeading__4094_695897485"/></text:h>
      <text:h text:style-name="P35" text:outline-level="3"><text:bookmark-start text:name="__RefHeading__4096_695897485"/>Get KGTP through http <text:bookmark-end text:name="__RefHeading__4096_695897485"/></text:h>
      <text:p text:style-name="P11">Please goto <text:a xlink:type="simple" xlink:href="https://github.com/teawater/kgtp/archive/master.zip">https://github.com/teawater/kgtp/archive/master.zip</text:a> get the upstream version of KGTP. </text:p>
      <text:p text:style-name="P11">Please goto <text:a xlink:type="simple" xlink:href="https://github.com/teawater/kgtp/archive/release.zip">https://github.com/teawater/kgtp/archive/release.zip</text:a> get the last release of KGTP.</text:p>
      <text:h text:style-name="P24" text:outline-level="3"><text:bookmark-start text:name="__RefHeading__4098_695897485"/>Get KGTP through git<text:bookmark-end text:name="__RefHeading__4098_695897485"/></text:h>
      <text:p text:style-name="P11">Following command will get the upstream version of KGTP:</text:p>
      <text:p text:style-name="P38">git clone https://github.com/teawater/kgtp.git</text:p>
      <text:p text:style-name="P30"/>
      <text:p text:style-name="P11">Following command will get the last release version of KGTP:</text:p>
      <text:p text:style-name="P38">git clone https://github.com/teawater/kgtp.git -b release</text:p>
      <text:p text:style-name="P11"/>
      <text:h text:style-name="P24" text:outline-level="3"><text:bookmark-start text:name="__RefHeading__10684_1267614711"/>Mirrors<text:bookmark-end text:name="__RefHeading__10684_1267614711"/></text:h>
      <text:p text:style-name="P11"><text:a xlink:type="simple" xlink:href="https://code.csdn.net/teawater/kgtp">https://code.csdn.net/teawater/kgtp</text:a></text:p>
      <text:p text:style-name="P11"><text:a xlink:type="simple" xlink:href="https://www.gitshell.com/teawater/kgtp/">https://www.gitshell.com/teawater/kgtp/</text:a></text:p>
      <text:p text:style-name="P11"><text:a xlink:type="simple" xlink:href="https://git.oschina.net/teawater/kgtp">https://git.oschina.net/teawater/kgtp</text:a></text:p>
      <text:p text:style-name="P11"/>
      <text:h text:style-name="P26" text:outline-level="2"><text:bookmark-start text:name="__RefHeading__4748_695897485"/>Config KGTP <text:bookmark-end text:name="__RefHeading__4748_695897485"/></text:h>
      <text:p text:style-name="P11">Following part is the default config of KGTP inside the Makefile. With this config, KGTP will build together with current kernel that running on this machine. </text:p>
      <text:p text:style-name="P37">KERNELDIR := /lib/modules/`uname -r`/build </text:p>
      <text:p text:style-name="P38">CROSS_COMPILE := </text:p>
      <text:p text:style-name="P11">KERELDIR is set to the directory which holds the kernel you want to build for. By default, it is set to the kernel that you are running. </text:p>
      <text:p text:style-name="P11">Please note that this directory should be Linux kernel build directory or linux-headers directory but not the Linux kernel source directory. And the Linux kernel build directory should be used after build successful. </text:p>
      <text:p text:style-name="P11">CROSS_COMPILE is set to the prefix name of compiler that you want to build KGTP. Empty to compile with your default compiler. </text:p>
      <text:p text:style-name="P11">ARCH is the architecture. </text:p>
      <text:p text:style-name="P11"/>
      <text:p text:style-name="P11">Or you can choose which kernel you want build with and which compiler you want use by change Makefile. </text:p>
      <text:p text:style-name="P11">For example: </text:p>
      <text:p text:style-name="P38">KERNELDIR := /home/teawater/kernel/bamd64 </text:p>
      <text:p text:style-name="P38">CROSS_COMPILE :=x86_64-glibc_std- </text:p>
      <text:p text:style-name="P38">ARCH := x86_64 </text:p>
      <text:p text:style-name="P11">KERNELDIR is set to /home/teawater/kernel/bamd64. Compiler will use x86_64-glibc_std-gcc. </text:p>
      <text:h text:style-name="P26" text:outline-level="2"><text:bookmark-start text:name="__RefHeading__4750_695897485"/>Compile KGTP <text:bookmark-end text:name="__RefHeading__4750_695897485"/></text:h>
      <text:h text:style-name="P35" text:outline-level="3"><text:bookmark-start text:name="__RefHeading__4752_695897485"/>Normal compile <text:bookmark-end text:name="__RefHeading__4752_695897485"/></text:h>
      <text:p text:style-name="P38">cd kgtp/ </text:p>
      <text:p text:style-name="P38">make </text:p>
      <text:p text:style-name="P30"/>
      <text:p text:style-name="P11">In some build environment (for example Android) will get some error with user space program getmod or getframe. Please ignore this error and use the gtp.ko in this directory. </text:p>
      <text:p text:style-name="P11">If you get error message "/usr/bin/ld: cannot find -lc" in Fedora, please use following command handle it. </text:p>
      <text:p text:style-name="P38">sudo yum install glibc-static</text:p>
      <text:h text:style-name="P24" text:outline-level="3"><text:bookmark-start text:name="__RefHeading__4754_695897485"/>Compile KGTP with some special config <text:bookmark-end text:name="__RefHeading__4754_695897485"/></text:h>
      <text:p text:style-name="P11">Most of time, KGTP can auto select right options to build with Various versions of Linux kernel. </text:p>
      <text:p text:style-name="P11">But if you want config special options with yourself, you can read following part: </text:p>
      <text:p text:style-name="P11">With this option, KGTP will not auto select any build options. </text:p>
      <text:p text:style-name="P38">make AUTO=0 </text:p>
      <text:p text:style-name="P30"/>
      <text:p text:style-name="P11">With this option, KGTP will use simple frame instead of KGTP ring buffer. </text:p>
      <text:p text:style-name="P11">The simple frame doesn't support gtpframe_pipe. It just for debug KGTP. </text:p>
      <text:p text:style-name="P38">make AUTO=0 FRAME_SIMPLE=1</text:p>
      <text:p text:style-name="P11"/>
      <text:p text:style-name="P11">With this option, $clock will return rdtsc value instead of local_clock. </text:p>
      <text:p text:style-name="P38">make AUTO=0 CLOCK_CYCLE=1</text:p>
      <text:p text:style-name="P11"/>
      <text:p text:style-name="P11">With this option, KGTP will use procfs instead of debugfs.</text:p>
      <text:p text:style-name="P38">make AUTO=0 USE_PROC=1 </text:p>
      <text:p text:style-name="P11"/>
      <text:p text:style-name="P11">The options can use together, for example: </text:p>
      <text:p text:style-name="P38">make AUTO=0 FRAME_SIMPLE=1 CLOCK_CYCLE=1 </text:p>
      <text:p text:style-name="P11"/>
      <text:h text:style-name="P26" text:outline-level="2"><text:bookmark-start text:name="__RefHeading__4756_695897485"/>Install and uninstall KGTP <text:bookmark-end text:name="__RefHeading__4756_695897485"/></text:h>
      <text:p text:style-name="P11">KGTP don't need to be install because it can insmod directly inside its directory (See <text:a xlink:type="simple" xlink:href="#Insmod the KGTP module |outline">Insmod the KGTP module</text:a>). But if you need, you can install it to your system. </text:p>
      <text:p text:style-name="P11">Install: </text:p>
      <text:p text:style-name="P38">cd kgtp/ </text:p>
      <text:p text:style-name="P38">sudo make install</text:p>
      <text:p text:style-name="P30"/>
      <text:p text:style-name="P11">Uninstall: </text:p>
      <text:p text:style-name="P38">cd kgtp/ </text:p>
      <text:p text:style-name="P38">sudo make uninstall </text:p>
      <text:p text:style-name="P11"/>
      <text:h text:style-name="P26" text:outline-level="2"><text:bookmark-start text:name="__RefHeading__4427_1176671169"/>Use KGTP with DKMS<text:bookmark-end text:name="__RefHeading__4427_1176671169"/></text:h>
      <text:p text:style-name="P11">You can use KGTP with DKMS if you want it. </text:p>
      <text:p text:style-name="P11">Following commands will copy the files of KGTP to the directory that DKMS need. </text:p>
      <text:p text:style-name="P38">cd kgtp/ </text:p>
      <text:p text:style-name="P38">sudo make dkms</text:p>
      <text:p text:style-name="P30"><text:s/></text:p>
      <text:p text:style-name="P11">Then you can use DKMS commands to control KGTP. Please goto <text:a xlink:type="simple" xlink:href="#http://linux.dell.com/dkms/manpage.html">http://linux.dell.com/dkms/manpage.html</text:a> to see how to use DKMS. </text:p>
      <text:p text:style-name="P11"/>
      <text:h text:style-name="P26" text:outline-level="2"><text:bookmark-start text:name="__RefHeading__4429_1176671169"/>Use KGTP patch for Linux kernel <text:bookmark-end text:name="__RefHeading__4429_1176671169"/></text:h>
      <text:p text:style-name="P11">Most of time, you don't need KGTP patch because KGTP can build as a LKM and very easy to use. But to help some people include KGTP to them special Linux Kernel tree, KGTP supply patches for Linux kernel. </text:p>
      <text:p text:style-name="P11">In the KGTP directory: </text:p>
      <text:list xml:id="list1217454353576536673" text:style-name="L6">
        <text:list-item>
          <text:p text:style-name="P51"><text:span text:style-name="T3">gtp_3.7_to_upstream.patch</text:span> is the patch for Linux kernel from 3.7 to upstream. </text:p>
        </text:list-item>
        <text:list-item>
          <text:p text:style-name="P51"><text:span text:style-name="T3">gtp_3.0_to_3.6.patch is the patch</text:span> for Linux kernel from 3.0 to 3.6. </text:p>
        </text:list-item>
        <text:list-item>
          <text:p text:style-name="P51"><text:span text:style-name="T3">gtp_2.6.39.patch is the patch</text:span> for Linux kernel 2.6.39. </text:p>
        </text:list-item>
        <text:list-item>
          <text:p text:style-name="P51"><text:span text:style-name="T3">gtp_2.6.33_to_2.6.38.patch</text:span> is the patch for Linux kernel from 2.6.33 to 2.6.38. </text:p>
        </text:list-item>
        <text:list-item>
          <text:p text:style-name="P51"><text:span text:style-name="T3">gtp_2.6.20_to_2.6.32.patch</text:span> is the patch for Linux kernel from 2.6.20 to 2.6.32. </text:p>
        </text:list-item>
        <text:list-item>
          <text:p text:style-name="P51"><text:span text:style-name="T3">gtp_older_to_2.6.19.patch</text:span> is the patch for Linux kernel 2.6.19 and older version. </text:p>
        </text:list-item>
      </text:list>
      <text:p text:style-name="P11"/>
      <text:h text:style-name="P26" text:outline-level="2"><text:bookmark-start text:name="__RefHeading__4431_1176671169"/>Install GDB for KGTP <text:bookmark-end text:name="__RefHeading__4431_1176671169"/></text:h>
      <text:p text:style-name="P11">The GDB that older than 7.6 have some bugs of tracepoint. And some functions of GDB are not very well. </text:p>
      <text:p text:style-name="P11">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P11">If you have issue about GDB please get help according to <text:a xlink:type="simple" xlink:href="#3.Get help or report issues about KGTP|outline">Get help or report issues about KGTP</text:a>.</text:p>
      <text:p text:style-name="P11"/>
      <text:h text:style-name="P61" text:outline-level="1"><text:bookmark-start text:name="__RefHeading__4433_1176671169"/><text:span text:style-name="T9">Appendix B </text:span>How to let GDB connect to KGTP<text:bookmark-end text:name="__RefHeading__4433_1176671169"/></text:h>
      <text:p text:style-name="P11">To use KGTP function need let GDB connect to KGTP first. </text:p>
      <text:p text:style-name="P11"/>
      <text:h text:style-name="P33" text:outline-level="2"><text:bookmark-start text:name="__RefHeading__4435_1176671169"/>Normal Linux <text:bookmark-end text:name="__RefHeading__4435_1176671169"/></text:h>
      <text:h text:style-name="P35" text:outline-level="3"><text:bookmark-start text:name="__RefHeading__4437_1176671169"/>Insmod the KGTP module <text:bookmark-end text:name="__RefHeading__4437_1176671169"/></text:h>
      <text:p text:style-name="P11">If you have installed KGTP in your system, you can:</text:p>
      <text:p text:style-name="P38">sudo modprobe gtp</text:p>
      <text:p text:style-name="P30"/>
      <text:p text:style-name="P11">Or you can use the kgtp module in the directory. </text:p>
      <text:p text:style-name="P38">cd kgtp/ </text:p>
      <text:p text:style-name="P38">sudo insmod gtp.ko</text:p>
      <text:p text:style-name="P30"/>
      <text:h text:style-name="P24" text:outline-level="3"><text:bookmark-start text:name="__RefHeading__4439_1176671169"/>Handle the issue that cannot find "/sys/kernel/debug/gtp" <text:bookmark-end text:name="__RefHeading__4439_1176671169"/></text:h>
      <text:p text:style-name="P11">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P11"/>
      <text:p text:style-name="P11">If it is opened, please use following command mount sysfs. </text:p>
      <text:p text:style-name="P38">sudo mount -t sysfs none /sys/ </text:p>
      <text:p text:style-name="P30"/>
      <text:p text:style-name="P11">Maybe you will got some error for examle "sysfs is already mounted on /sys". Please ignore it.</text:p>
      <text:p text:style-name="P11">please use following command mount debugfs. </text:p>
      <text:p text:style-name="P38">mount -t debugfs none /sys/kernel/debug/</text:p>
      <text:p text:style-name="P11"/>
      <text:p text:style-name="P11">Then you can find "/sys/kernel/debug/gtp".</text:p>
      <text:p text:style-name="P11"/>
      <text:h text:style-name="P24" text:outline-level="3"><text:bookmark-start text:name="__RefHeading__4283_1369842245"/>Make GDB connect to gtp<text:bookmark-end text:name="__RefHeading__4283_1369842245"/></text:h>
      <text:h text:style-name="P64" text:outline-level="4"><text:bookmark-start text:name="__RefHeading__10764_1675807557"/>Load Linux kernel debug image to GDB<text:bookmark-end text:name="__RefHeading__10764_1675807557"/></text:h>
      <text:p text:style-name="P11">You can open GDB with following command to load image:</text:p>
      <text:p text:style-name="P38">gdb kernel_debug_image_file</text:p>
      <text:p text:style-name="P11">Or after you open GDB, use following GDB command to load image:</text:p>
      <text:p text:style-name="P38">file kernel_debug_image_file</text:p>
      <text:p text:style-name="P11">According to “<text:a xlink:type="simple" xlink:href="#4.0.0.3.Where is the current Linux kernel debug image |outline">Where is the current Linux kernel debug image</text:a>”, You can find Linux kernel debug image (kernel_debug_image_file).</text:p>
      <text:p text:style-name="P11"/>
      <text:p text:style-name="P11">Please <text:span text:style-name="T3">note</text:span> that let GDB open a right vmlinux file is very important for KGTP. Please goto “<text:a xlink:type="simple" xlink:href="#Make sure current Linux kernel debug image is right |outline">Make sure current Linux kernel debug image is right</text:a>” get how to do it. </text:p>
      <text:p text:style-name="P11"/>
      <text:h text:style-name="P66" text:outline-level="4"><text:bookmark-start text:name="__RefHeading__4816_1369842245"/>GDB on the current machine<text:bookmark-end text:name="__RefHeading__4816_1369842245"/></text:h>
      <text:p text:style-name="P38">sudo gdb ./vmlinux </text:p>
      <text:p text:style-name="P38">(gdb) target remote /sys/kernel/debug/gtp </text:p>
      <text:p text:style-name="P38">Remote debugging using /sys/kernel/debug/gtp </text:p>
      <text:p text:style-name="P38">0x0000000000000000 in ?? () </text:p>
      <text:p text:style-name="P11">After that, you can begin to use GDB command trace and debug the Linux Kernel. </text:p>
      <text:p text:style-name="P11"/>
      <text:h text:style-name="P66" text:outline-level="4"><text:bookmark-start text:name="__RefHeading__4818_1369842245"/>GDB on remote machine <text:bookmark-end text:name="__RefHeading__4818_1369842245"/></text:h>
      <text:p text:style-name="P11">Use nc map the KGTP interface to port 1024. </text:p>
      <text:p text:style-name="P38">sudo su </text:p>
      <text:p text:style-name="P38">nc -l 1234 &lt;/sys/kernel/debug/gtp &gt;/sys/kernel/debug/gtp </text:p>
      <text:p text:style-name="P38">#(nc -l -p 1234 &lt;/sys/kernel/debug/gtp &gt;/sys/kernel/debug/gtp for old version netcat.) </text:p>
      <text:p text:style-name="P30"/>
      <text:p text:style-name="P11">After that, nc will hang there to wait connection. </text:p>
      <text:p text:style-name="P38">Let gdb connect to the port 1234. </text:p>
      <text:p text:style-name="P38">gdb-release ./vmlinux </text:p>
      <text:p text:style-name="P38">(gdb) target remote xxx.xxx.xxx.xxx:1234</text:p>
      <text:p text:style-name="P30"/>
      <text:p text:style-name="P11">After that, you can begin to use GDB command trace and debug the Linux Kernel. </text:p>
      <text:p text:style-name="P11"/>
      <text:h text:style-name="P26" text:outline-level="2"><text:bookmark-start text:name="__RefHeading__4820_1369842245"/>Android <text:bookmark-end text:name="__RefHeading__4820_1369842245"/></text:h>
      <text:p text:style-name="P11">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P35" text:outline-level="3"><text:bookmark-start text:name="__RefHeading__4822_1369842245"/>Insmod the KGTP module <text:bookmark-end text:name="__RefHeading__4822_1369842245"/></text:h>
      <text:p text:style-name="P11"><text:span text:style-name="T3">First</text:span>, make sure ADB has connected with Android.</text:p>
      <text:p text:style-name="P11"/>
      <text:p text:style-name="P11"><text:span text:style-name="T3">Second</text:span>, copy KGTP module to Android. </text:p>
      <text:p text:style-name="P38">sudo adb push gtp.ko /</text:p>
      <text:p text:style-name="P11">Directory "/" may be read-only. You can choice other directory or use command "sudo adb shell mount -o rw,remount /" remount the directory to can write.</text:p>
      <text:p text:style-name="P11"/>
      <text:p text:style-name="P11"><text:span text:style-name="T3">Third</text:span>, insmod the module. </text:p>
      <text:p text:style-name="P38">adb shell insmod /gtp.ko</text:p>
      <text:p text:style-name="P30"/>
      <text:h text:style-name="P24" text:outline-level="3"><text:bookmark-start text:name="__RefHeading__4824_1369842245"/>Handle the issue that cannot find "/sys/kernel/debug/gtp" <text:bookmark-end text:name="__RefHeading__4824_1369842245"/></text:h>
      <text:p text:style-name="P11">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P11"/>
      <text:p text:style-name="P11">If it is opened, please use following command mount sysfs. </text:p>
      <text:p text:style-name="P38">sudo adb shell mount -t sysfs none /sys/</text:p>
      <text:p text:style-name="P11">Maybe you will got some error for examle "Device or resource busy". Please ignore it. </text:p>
      <text:p text:style-name="P11"/>
      <text:p text:style-name="P11">please use following command mount debugfs. </text:p>
      <text:p text:style-name="P38">sudo adb shell mount -t debugfs none /sys/kernel/debug/ </text:p>
      <text:p text:style-name="P11"/>
      <text:p text:style-name="P11">Then you can find "/sys/kernel/debug/gtp".</text:p>
      <text:p text:style-name="P11"/>
      <text:h text:style-name="P24" text:outline-level="3"><text:bookmark-start text:name="__RefHeading__4826_1369842245"/>GDB connect to the KGTP <text:bookmark-end text:name="__RefHeading__4826_1369842245"/></text:h>
      <text:p text:style-name="P11">Use nc map the KGTP interface to port 1024. </text:p>
      <text:p text:style-name="P38">adb forward tcp:1234 tcp:1234 </text:p>
      <text:p text:style-name="P38">adb shell "nc -l -p 1234 &lt;/sys/kernel/debug/gtp &gt;/sys/kernel/debug/gtp" </text:p>
      <text:p text:style-name="P38">#(adb shell "nc -l 1234 &lt;/sys/kernel/debug/gtp &gt;/sys/kernel/debug/gtp" for new version netcat.) </text:p>
      <text:p text:style-name="P30"/>
      <text:p text:style-name="P11">After that, nc will hang there to wait connection. </text:p>
      <text:p text:style-name="P11">Let gdb connect to the port 1234. </text:p>
      <text:p text:style-name="P38">gdb-release ./vmlinux </text:p>
      <text:p text:style-name="P38">(gdb) target remote :1234</text:p>
      <text:p text:style-name="P30"/>
      <text:p text:style-name="P11">After that, you can begin to use GDB command trace and debug the Linux Kernel. </text:p>
      <text:p text:style-name="P11"/>
      <text:h text:style-name="P61" text:outline-level="1"><text:bookmark-start text:name="__RefHeading__4828_1369842245"/><text:span text:style-name="T10">Appendix C </text:span>Add module symbols to GDB<text:bookmark-end text:name="__RefHeading__4828_1369842245"/></text:h>
      <text:p text:style-name="P11">Sometimes you need to add a Linux kernel module's symbols to GDB to debug it. </text:p>
      <text:p text:style-name="P11">Add symbols with hand is not very easy, so KGTP package include an GDB python script "getmod.py" and a program "getmod" can help you. </text:p>
      <text:p text:style-name="P11"/>
      <text:h text:style-name="P33" text:outline-level="2"><text:bookmark-start text:name="__RefHeading__4830_1369842245"/>How to use getmod <text:bookmark-end text:name="__RefHeading__4830_1369842245"/></text:h>
      <text:p text:style-name="P11">"getmod" is written by C so you can use it anywhere even if in an embedded environment. </text:p>
      <text:p text:style-name="P11">For example: </text:p>
      <text:p text:style-name="P38">#Following command save Linux Kernel module info to the file /tmp/mi in GDB </text:p>
      <text:p text:style-name="P38">#command format. </text:p>
      <text:p text:style-name="P38">sudo getmod &gt;/tmp/mi </text:p>
      <text:p text:style-name="P38">#in gdb part: </text:p>
      <text:p text:style-name="P38">(gdb) source /tmp/mi </text:p>
      <text:p text:style-name="P38">add symbol table from file "/lib/modules/2.6.39-rc5+/kernel/fs/nls/nls_iso8859-1.ko" at </text:p>
      <text:p text:style-name="P38"><text:s text:c="8"/>.text_addr = 0xf80de000 </text:p>
      <text:p text:style-name="P38"><text:s text:c="8"/>.note.gnu.build-id_addr = 0xf80de088 </text:p>
      <text:p text:style-name="P38"><text:s text:c="8"/>.exit.text_addr = 0xf80de074 </text:p>
      <text:p text:style-name="P38"><text:s text:c="8"/>.init.text_addr = 0xf8118000 </text:p>
      <text:p text:style-name="P38"><text:s text:c="8"/>.rodata.str1.1_addr = 0xf80de0ac </text:p>
      <text:p text:style-name="P38"><text:s text:c="8"/>.rodata_addr = 0xf80de0c0 </text:p>
      <text:p text:style-name="P38"><text:s text:c="8"/>__mcount_loc_addr = 0xf80de9c0 </text:p>
      <text:p text:style-name="P38"><text:s text:c="8"/>.data_addr = 0xf80de9e0 </text:p>
      <text:p text:style-name="P38"><text:s text:c="8"/>.gnu.linkonce.this_module_addr = 0xf80dea00 </text:p>
      <text:p text:style-name="P38">#After this GDB command, all the Linux Kernel module info is loaded into GDB.</text:p>
      <text:p text:style-name="P30"/>
      <text:p text:style-name="P11">If you use remote debug or offline debug, maybe you need change the base directory. Following example is for it. </text:p>
      <text:p text:style-name="P38">#/lib/modules/2.6.39-rc5+/kernel is replaced to sudo ./getmod -r <text:soft-page-break/>/home/teawater/kernel/b26 </text:p>
      <text:p text:style-name="P38">sudo ./getmod -r /home/teawater/kernel/b26 &gt;~/tmp/mi</text:p>
      <text:p text:style-name="P30"/>
      <text:h text:style-name="P26" text:outline-level="2"><text:bookmark-start text:name="__RefHeading__4832_1369842245"/>How to use getmod.py <text:bookmark-end text:name="__RefHeading__4832_1369842245"/></text:h>
      <text:p text:style-name="P11">Please <text:span text:style-name="T3">note</text:span> that static build GDB that download from <text:a xlink:type="simple" xlink:href="#https://code.google.com/p/gdbt/">https://code.google.com/p/gdbt/</text:a> cannot use getmod.py. </text:p>
      <text:p text:style-name="P11">Connect to KGTP before use the getmod.py. </text:p>
      <text:p text:style-name="P38">(gdb) source ~/kgtp/getmod.py</text:p>
      <text:p text:style-name="P30"/>
      <text:p text:style-name="P31">Then this script will auto load the Linux kernel module's symbols to GD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font-size="12pt" style:font-size-asian="12pt" style:font-size-complex="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left="0.3937in" fo:margin-right="0.3937in" fo:margin-top="0in" fo:margin-bottom="0in" style:contextual-spacing="false" style:line-height-at-least="0in" fo:text-indent="0in"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10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3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4.2.5.2$Linux_X86_64 LibreOffice_project/420$Build-2</meta:generator>
    <dc:date>2014-06-23T05:14:55.644606455</dc:date>
    <meta:editing-duration>P1DT15H6M56S</meta:editing-duration>
    <meta:editing-cycles>1279</meta:editing-cycles>
    <dc:title>Linux Kernel GDB tracepoint module (KGTP)</dc:title>
    <meta:document-statistic meta:table-count="2" meta:image-count="0" meta:object-count="0" meta:page-count="136" meta:paragraph-count="1950" meta:word-count="15094" meta:character-count="104531" meta:non-whitespace-character-count="86601"/>
  </office:meta>
</office:document-meta>
</file>